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382cm" style:rel-column-width="18503*"/>
    </style:style>
    <style:style style:name="Table2.B" style:family="table-column">
      <style:table-column-properties style:column-width="7.303cm" style:rel-column-width="18304*"/>
    </style:style>
    <style:style style:name="Table2.C" style:family="table-column">
      <style:table-column-properties style:column-width="11.46cm" style:rel-column-width="28728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3.997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3.796cm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499cm"/>
    </style:style>
    <style:style style:name="Table2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4.392cm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c209ba"/>
    </style:style>
    <style:style style:name="P7" style:family="paragraph" style:parent-style-name="Table_20_Contents">
      <style:text-properties officeooo:paragraph-rsid="0267f9df"/>
    </style:style>
    <style:style style:name="P8" style:family="paragraph" style:parent-style-name="Table_20_Contents">
      <style:text-properties officeooo:paragraph-rsid="01924b2d"/>
    </style:style>
    <style:style style:name="P9" style:family="paragraph" style:parent-style-name="Table_20_Contents">
      <style:text-properties officeooo:paragraph-rsid="00767c54"/>
    </style:style>
    <style:style style:name="P10" style:family="paragraph" style:parent-style-name="Table_20_Contents">
      <style:text-properties officeooo:paragraph-rsid="004d3c50"/>
    </style:style>
    <style:style style:name="P11" style:family="paragraph" style:parent-style-name="Table_20_Contents">
      <style:text-properties officeooo:paragraph-rsid="02beba20"/>
    </style:style>
    <style:style style:name="P12" style:family="paragraph" style:parent-style-name="Table_20_Contents">
      <style:text-properties officeooo:paragraph-rsid="01f34d1f"/>
    </style:style>
    <style:style style:name="P13" style:family="paragraph" style:parent-style-name="Table_20_Contents">
      <style:text-properties officeooo:paragraph-rsid="014029c5"/>
    </style:style>
    <style:style style:name="P14" style:family="paragraph" style:parent-style-name="Table_20_Contents">
      <style:text-properties officeooo:paragraph-rsid="00b698e2"/>
    </style:style>
    <style:style style:name="P15" style:family="paragraph" style:parent-style-name="Table_20_Contents">
      <style:text-properties officeooo:paragraph-rsid="02a0406a"/>
    </style:style>
    <style:style style:name="P16" style:family="paragraph" style:parent-style-name="Table_20_Contents">
      <style:text-properties officeooo:paragraph-rsid="02f64635"/>
    </style:style>
    <style:style style:name="P17" style:family="paragraph" style:parent-style-name="Table_20_Contents">
      <style:text-properties officeooo:paragraph-rsid="00bfdbd1"/>
    </style:style>
    <style:style style:name="P18" style:family="paragraph" style:parent-style-name="Table_20_Contents">
      <style:text-properties officeooo:paragraph-rsid="0127770a"/>
    </style:style>
    <style:style style:name="P19" style:family="paragraph" style:parent-style-name="Table_20_Contents">
      <style:text-properties officeooo:paragraph-rsid="026e31be"/>
    </style:style>
    <style:style style:name="P20" style:family="paragraph" style:parent-style-name="Table_20_Contents">
      <style:text-properties officeooo:paragraph-rsid="01536d5b"/>
    </style:style>
    <style:style style:name="P21" style:family="paragraph" style:parent-style-name="Table_20_Contents">
      <style:text-properties officeooo:paragraph-rsid="006e8e1a"/>
    </style:style>
    <style:style style:name="P22" style:family="paragraph" style:parent-style-name="Table_20_Contents">
      <style:text-properties officeooo:paragraph-rsid="017f7b3e"/>
    </style:style>
    <style:style style:name="P23" style:family="paragraph" style:parent-style-name="Table_20_Contents">
      <style:text-properties officeooo:paragraph-rsid="02ae0b54"/>
    </style:style>
    <style:style style:name="P24" style:family="paragraph" style:parent-style-name="Table_20_Contents">
      <style:text-properties officeooo:paragraph-rsid="024d698d"/>
    </style:style>
    <style:style style:name="P25" style:family="paragraph" style:parent-style-name="Table_20_Contents">
      <style:text-properties officeooo:paragraph-rsid="00e67b40"/>
    </style:style>
    <style:style style:name="P26" style:family="paragraph" style:parent-style-name="Table_20_Contents">
      <style:text-properties officeooo:paragraph-rsid="012d6f0c"/>
    </style:style>
    <style:style style:name="P27" style:family="paragraph" style:parent-style-name="Table_20_Contents">
      <style:text-properties officeooo:paragraph-rsid="009375c2"/>
    </style:style>
    <style:style style:name="P28" style:family="paragraph" style:parent-style-name="Table_20_Contents">
      <style:text-properties officeooo:paragraph-rsid="01262962"/>
    </style:style>
    <style:style style:name="P29" style:family="paragraph" style:parent-style-name="Table_20_Contents">
      <style:text-properties officeooo:paragraph-rsid="012a02c9"/>
    </style:style>
    <style:style style:name="P30" style:family="paragraph" style:parent-style-name="Table_20_Contents">
      <style:text-properties officeooo:paragraph-rsid="01f2ee4b"/>
    </style:style>
    <style:style style:name="P31" style:family="paragraph" style:parent-style-name="Table_20_Contents">
      <style:text-properties officeooo:paragraph-rsid="02b1223a"/>
    </style:style>
    <style:style style:name="P32" style:family="paragraph" style:parent-style-name="Table_20_Contents">
      <style:text-properties officeooo:paragraph-rsid="01d72fd8"/>
    </style:style>
    <style:style style:name="P33" style:family="paragraph" style:parent-style-name="Table_20_Contents">
      <style:text-properties officeooo:paragraph-rsid="011fee52"/>
    </style:style>
    <style:style style:name="P34" style:family="paragraph" style:parent-style-name="Table_20_Contents">
      <style:text-properties officeooo:paragraph-rsid="01c4af9a"/>
    </style:style>
    <style:style style:name="P35" style:family="paragraph" style:parent-style-name="Table_20_Contents">
      <style:text-properties officeooo:paragraph-rsid="0072b850"/>
    </style:style>
    <style:style style:name="P36" style:family="paragraph" style:parent-style-name="Table_20_Contents">
      <style:text-properties officeooo:paragraph-rsid="01daa4a7"/>
    </style:style>
    <style:style style:name="P37" style:family="paragraph" style:parent-style-name="Table_20_Contents">
      <style:text-properties officeooo:paragraph-rsid="02b1c54c"/>
    </style:style>
    <style:style style:name="P3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6e3ebc" officeooo:paragraph-rsid="026e3e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text-properties officeooo:paragraph-rsid="026e3ebc"/>
    </style:style>
    <style:style style:name="P40" style:family="paragraph" style:parent-style-name="Table_20_Contents">
      <style:text-properties officeooo:paragraph-rsid="026ef928"/>
    </style:style>
    <style:style style:name="P41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6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7" style:family="paragraph" style:parent-style-name="Table_20_Contents">
      <style:text-properties officeooo:paragraph-rsid="0108f4cf"/>
    </style:style>
    <style:style style:name="P48" style:family="paragraph" style:parent-style-name="Table_20_Contents">
      <style:text-properties officeooo:paragraph-rsid="0294e861"/>
    </style:style>
    <style:style style:name="P49" style:family="paragraph" style:parent-style-name="Table_20_Contents">
      <style:text-properties officeooo:paragraph-rsid="02b867ce"/>
    </style:style>
    <style:style style:name="P50" style:family="paragraph" style:parent-style-name="Table_20_Contents">
      <style:text-properties officeooo:paragraph-rsid="010e8474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5" style:family="paragraph" style:parent-style-name="Table_20_Contents">
      <style:text-properties officeooo:paragraph-rsid="015fc100"/>
    </style:style>
    <style:style style:name="P56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7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5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6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70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3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74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text-properties officeooo:paragraph-rsid="0258ad30"/>
    </style:style>
    <style:style style:name="P77" style:family="paragraph" style:parent-style-name="Table_20_Contents">
      <style:text-properties officeooo:paragraph-rsid="025e6e41"/>
    </style:style>
    <style:style style:name="P78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0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1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2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3" style:family="paragraph" style:parent-style-name="Table_20_Contents">
      <style:text-properties style:font-name="Courier New" fo:font-size="10pt" officeooo:paragraph-rsid="02ed0121" style:font-size-asian="10pt" style:font-size-complex="10pt"/>
    </style:style>
    <style:style style:name="P84" style:family="paragraph" style:parent-style-name="Table_20_Contents">
      <style:text-properties style:font-name="Courier New" fo:font-size="10pt" officeooo:paragraph-rsid="03017dbe" style:font-size-asian="10pt" style:font-size-complex="10pt"/>
    </style:style>
    <style:style style:name="P85" style:family="paragraph" style:parent-style-name="Table_20_Contents">
      <style:text-properties style:font-name="Courier New" fo:font-size="10pt" officeooo:paragraph-rsid="02eb4659" style:font-size-asian="10pt" style:font-size-complex="10pt"/>
    </style:style>
    <style:style style:name="P86" style:family="paragraph" style:parent-style-name="Table_20_Contents">
      <style:text-properties style:font-name="Courier New" fo:font-size="10pt" officeooo:paragraph-rsid="02f0205e" style:font-size-asian="10pt" style:font-size-complex="10pt"/>
    </style:style>
    <style:style style:name="P87" style:family="paragraph" style:parent-style-name="Table_20_Contents">
      <style:text-properties officeooo:paragraph-rsid="03017dbe"/>
    </style:style>
    <style:style style:name="P88" style:family="paragraph" style:parent-style-name="Table_20_Contents">
      <style:text-properties style:font-name="Courier New" fo:font-size="10pt" fo:language="zxx" fo:country="none" fo:font-style="normal" officeooo:rsid="0213f657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9" style:family="paragraph" style:parent-style-name="Table_20_Contents">
      <style:text-properties style:font-name="Courier New" fo:font-size="10pt" fo:language="zxx" fo:country="none" fo:font-style="normal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0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2" style:family="paragraph" style:parent-style-name="Table_20_Contents">
      <style:text-properties officeooo:paragraph-rsid="0230b508"/>
    </style:style>
    <style:style style:name="P93" style:family="paragraph" style:parent-style-name="Table_20_Contents">
      <style:text-properties officeooo:paragraph-rsid="022f0ff6"/>
    </style:style>
    <style:style style:name="P94" style:family="paragraph" style:parent-style-name="Table_20_Contents">
      <style:text-properties officeooo:paragraph-rsid="0049a42a"/>
    </style:style>
    <style:style style:name="P9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8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100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101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102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103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104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06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07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f4eca2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4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italic" officeooo:rsid="02f6463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b1223a" style:font-size-asian="10pt" style:language-asian="zxx" style:country-asian="none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b1223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10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11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14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15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6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8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0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21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language="zxx" fo:country="none" style:language-asian="zxx" style:country-asian="none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31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2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0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3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5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52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53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4" style:family="text">
      <style:text-properties fo:color="#000000" loext:opacity="100%" style:font-name="Courier New" officeooo:rsid="02b867ce"/>
    </style:style>
    <style:style style:name="T155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6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7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61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6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63" style:family="text">
      <style:text-properties officeooo:rsid="00c77656"/>
    </style:style>
    <style:style style:name="T164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65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6" style:family="text">
      <style:text-properties officeooo:rsid="0277dedb"/>
    </style:style>
    <style:style style:name="T167" style:family="text">
      <style:text-properties officeooo:rsid="023d069c"/>
    </style:style>
    <style:style style:name="T168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70" style:family="text">
      <style:text-properties fo:font-style="normal" officeooo:rsid="023ec219" style:font-style-asian="normal" style:font-style-complex="normal"/>
    </style:style>
    <style:style style:name="T171" style:family="text">
      <style:text-properties fo:font-style="normal" style:font-style-asian="normal" style:font-style-complex="normal"/>
    </style:style>
    <style:style style:name="T172" style:family="text">
      <style:text-properties officeooo:rsid="0213f657"/>
    </style:style>
    <style:style style:name="T173" style:family="text">
      <style:text-properties officeooo:rsid="02984091"/>
    </style:style>
    <style:style style:name="T174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3017dbe" style:font-name-asian="NSimSun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3017dbe" style:language-asian="zxx" style:country-asian="none" style:font-name-complex="Courier New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2fed8d7" style:font-name-asian="NSimSun" style:language-asian="zxx" style:country-asian="none" style:font-name-complex="Courier New" style:language-complex="zxx" style:country-complex="none"/>
    </style:style>
    <style:style style:name="T188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189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190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191" style:family="text">
      <style:text-properties fo:color="#000000" loext:opacity="100%" style:font-name="Courier New" fo:language="zxx" fo:country="none" officeooo:rsid="02fed8d7" style:language-asian="zxx" style:country-asian="none" style:font-name-complex="Courier New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2e5b6d6" style:language-asian="zxx" style:country-asian="none" style:font-name-complex="Courier New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2f2d3ae" style:language-asian="zxx" style:country-asian="none" style:font-name-complex="Courier New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196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officeooo:rsid="02f98a14" style:font-size-asian="10pt" style:language-asian="zxx" style:country-asian="none" style:font-name-complex="Courier New" style:font-size-complex="10pt" style:language-complex="zxx" style:country-complex="none"/>
    </style:style>
    <style:style style:name="T199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200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203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204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205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206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207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officeooo:rsid="02c8adfd" style:font-size-asian="10pt" style:language-asian="zxx" style:country-asian="none" style:font-name-complex="Courier New" style:font-size-complex="10pt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11" style:family="text">
      <style:text-properties officeooo:rsid="021570c6"/>
    </style:style>
    <style:style style:name="T212" style:family="text">
      <style:text-properties officeooo:rsid="0298730b"/>
    </style:style>
    <style:style style:name="T213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14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15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6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7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8" style:family="text">
      <style:text-properties fo:color="#000000" loext:opacity="100%" style:font-name="Courier New" fo:font-size="10pt" style:font-size-asian="10pt" style:font-name-complex="Courier New" style:font-size-complex="10pt"/>
    </style:style>
    <style:style style:name="T219" style:family="text">
      <style:text-properties fo:color="#000000" loext:opacity="100%" style:font-name="Courier New" fo:font-size="10pt" officeooo:rsid="00cbed5e" style:font-size-asian="10pt" style:font-name-complex="Courier New" style:font-size-complex="10pt"/>
    </style:style>
    <style:style style:name="T220" style:family="text">
      <style:text-properties fo:color="#000000" loext:opacity="100%" style:font-name="Courier New" fo:font-size="10pt" officeooo:rsid="00639098" style:font-name-asian="NSimSun" style:font-size-asian="10pt" style:font-name-complex="Courier New" style:font-size-complex="10pt"/>
    </style:style>
    <style:style style:name="T221" style:family="text">
      <style:text-properties fo:color="#000000" loext:opacity="100%" style:font-name="Courier New" fo:font-size="10pt" fo:font-style="normal" officeooo:rsid="00cbed5e" style:font-size-asian="10pt" style:font-style-asian="normal" style:font-name-complex="Courier New" style:font-size-complex="10pt" style:font-style-complex="normal"/>
    </style:style>
    <style:style style:name="T222" style:family="text">
      <style:text-properties fo:color="#000000" loext:opacity="100%" style:font-name="Courier New" fo:font-size="10pt" fo:language="zxx" fo:country="none" fo:font-style="italic" officeooo:rsid="03017db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3" style:family="text">
      <style:text-properties fo:color="#000000" loext:opacity="100%" style:font-name="Courier New" fo:font-size="10pt" fo:language="zxx" fo:country="none" officeooo:rsid="03017dbe" style:font-size-asian="10pt" style:language-asian="zxx" style:country-asian="none" style:font-name-complex="Courier New" style:font-size-complex="10pt" style:language-complex="zxx" style:country-complex="none"/>
    </style:style>
    <style:style style:name="T224" style:family="text">
      <style:text-properties fo:font-style="italic" officeooo:rsid="02afaaf5" style:font-style-asian="italic" style:font-style-complex="italic"/>
    </style:style>
    <style:style style:name="T225" style:family="text">
      <style:text-properties officeooo:rsid="02afa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6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9">BASE16; BASE</text:span></text:span><text:span text:style-name="Source_20_Text"><text:span text:style-name="T16">32; BASE36; BASE58; BASE62;</text:span></text:span></text:p>
            <text:p text:style-name="P6"><text:span text:style-name="Source_20_Text"><text:span text:style-name="T16">WORDSAFEALPHABET;</text:span></text:span></text:p>
            <text:p text:style-name="P7"><text:span text:style-name="Source_20_Text"><text:span text:style-name="T17">javaHash(&lt;data&gt;[,hexa</text:span></text:span><text:span text:style-name="Source_20_Text"><text:span text:style-name="T18">=false</text:span></text:span><text:span text:style-name="Source_20_Text"><text:span text:style-name="T17">]);<text:line-break/>b64Encode(&lt;string&gt;); b64Decode(&lt;</text:span></text:span><text:span text:style-name="Source_20_Text"><text:span text:style-name="T19">str</text:span></text:span><text:span text:style-name="Source_20_Text"><text:span text:style-name="T20">ing</text:span></text:span><text:span text:style-name="Source_20_Text"><text:span text:style-name="T17">&gt;);<text:line-break/>extend([deep,]&lt;target&gt;,&lt;source1&gt;[,srcN]);</text:span></text:span></text:p>
            <text:p text:style-name="P7"><text:span text:style-name="Source_20_Text"><text:span text:style-name="T17">sizeIn(&lt;</text:span></text:span><text:span text:style-name="Source_20_Text"><text:span text:style-name="T21">obj</text:span></text:span><text:span text:style-name="Source_20_Text"><text:span text:style-name="T22">ect</text:span></text:span><text:span text:style-name="Source_20_Text"><text:span text:style-name="T17">&gt;);<text:line-break/></text:span></text:span><text:span text:style-name="Source_20_Text"><text:span text:style-name="T23">popIn(&lt;</text:span></text:span><text:span text:style-name="Source_20_Text"><text:span text:style-name="T24">obj</text:span></text:span><text:span text:style-name="Source_20_Text"><text:span text:style-name="T23">&gt;,&lt;</text:span></text:span><text:span text:style-name="Source_20_Text"><text:span text:style-name="T24">prop</text:span></text:span><text:span text:style-name="Source_20_Text"><text:span text:style-name="T23">&gt;);, </text:span></text:span><text:span text:style-name="Source_20_Text"><text:span text:style-name="T17">forIn(&lt;</text:span></text:span><text:span text:style-name="Source_20_Text"><text:span text:style-name="T24">obj</text:span></text:span><text:span text:style-name="Source_20_Text"><text:span text:style-name="T17">&gt;,&lt;</text:span></text:span><text:span text:style-name="Source_20_Text"><text:span text:style-name="T24">cb</text:span></text:span><text:span text:style-name="Source_20_Text"><text:span text:style-name="T17">&gt;);</text:span></text:span></text:p>
            <text:p text:style-name="P7"><text:span text:style-name="Source_20_Text"><text:span text:style-name="T17">f</text:span></text:span><text:span text:style-name="Source_20_Text"><text:span text:style-name="T25">ilter</text:span></text:span><text:span text:style-name="Source_20_Text"><text:span text:style-name="T17">In(&lt;</text:span></text:span><text:span text:style-name="Source_20_Text"><text:span text:style-name="T26">obj</text:span></text:span><text:span text:style-name="Source_20_Text"><text:span text:style-name="T27">ect</text:span></text:span><text:span text:style-name="Source_20_Text"><text:span text:style-name="T17">&gt;,&lt;</text:span></text:span><text:span text:style-name="Source_20_Text"><text:span text:style-name="T27">callback</text:span></text:span><text:span text:style-name="Source_20_Text"><text:span text:style-name="T17">&gt;);</text:span></text:span></text:p>
            <text:p text:style-name="P7"><text:span text:style-name="Source_20_Text"><text:span text:style-name="T17">delay </text:span></text:span><text:span text:style-name="Source_20_Text"><text:span text:style-name="T28">+ sleep</text:span></text:span><text:span text:style-name="Source_20_Text"><text:span text:style-name="T17">(&lt;ms&gt;).then(&lt;callback&gt;);</text:span></text:span></text:p>
            <text:p text:style-name="P8"><text:span text:style-name="Source_20_Text"><text:span text:style-name="T17">randomBoolean</text:span></text:span><text:span text:style-name="Source_20_Text"><text:span text:style-name="T29">(); </text:span></text:span><text:span text:style-name="Source_20_Text"><text:span text:style-name="T30">and </text:span></text:span><text:span text:style-name="Source_20_Text"><text:span text:style-name="T29">randomUUIDv7</text:span></text:span><text:span text:style-name="Source_20_Text"><text:span text:style-name="T31">(); </text:span></text:span></text:p>
            <text:p text:style-name="P8"><text:span text:style-name="Source_20_Text"><text:span text:style-name="T32">timestampID([size=21[,alphabet=</text:span></text:span><text:span text:style-name="Source_20_Text"><text:span text:style-name="T28">BASE58</text:span></text:span><text:span text:style-name="Source_20_Text"><text:span text:style-name="T32">]]);</text:span></text:span></text:p>
            <text:p text:style-name="P9"><text:span text:style-name="Source_20_Text"><text:span text:style-name="T9">nanoid([size=21[,alphabet="</text:span></text:span><text:span text:style-name="Source_20_Text"><text:span text:style-name="T33">A-Za-z0-9</text:span></text:span><text:span text:style-name="Source_20_Text"><text:span text:style-name="T9">-</text:span></text:span><text:span text:style-name="Source_20_Text"><text:span text:style-name="T33">_</text:span></text:span><text:span text:style-name="Source_20_Text"><text:span text:style-name="T9">"]]);</text:span></text:span></text:p>
            <text:p text:style-name="P10"><text:span text:style-name="Source_20_Text"><text:span text:style-name="T17">getUrlVars([str=location.search]);</text:span></text:span></text:p>
            <text:p text:style-name="P10"><text:span text:style-name="Source_20_Text"><text:span text:style-name="T17">obj2string(&lt;object&gt;);</text:span></text:span></text:p>
            <text:p text:style-name="P10"><text:span text:style-name="Source_20_Text"><text:span text:style-name="T34">classof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1"><text:span text:style-name="Source_20_Text"><text:span text:style-name="T30">ge</text:span></text:span><text:span text:style-name="Source_20_Text"><text:span text:style-name="T34">t</text:span></text:span><text:span text:style-name="Source_20_Text"><text:span text:style-name="T30">Type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2"><text:span text:style-name="Source_20_Text"><text:span text:style-name="T17">bind(&lt;</text:span></text:span><text:span text:style-name="Source_20_Text"><text:span text:style-name="T36">fn</text:span></text:span><text:span text:style-name="Source_20_Text"><text:span text:style-name="T17">&gt;,&lt;context&gt;);</text:span></text:span><text:span text:style-name="Source_20_Text"><text:span text:style-name="T37"> </text:span></text:span><text:span text:style-name="Source_20_Text"><text:span text:style-name="T38">and </text:span></text:span><text:span text:style-name="Source_20_Text"><text:span text:style-name="T39">unBind</text:span></text:span><text:span text:style-name="Source_20_Text"><text:span text:style-name="T40">(&lt;</text:span></text:span><text:span text:style-name="Source_20_Text"><text:span text:style-name="T41">fn</text:span></text:span><text:span text:style-name="Source_20_Text"><text:span text:style-name="T40">&gt;);</text:span></text:span></text:p>
            <text:p text:style-name="P12"><text:span text:style-name="Source_20_Text"><text:span text:style-name="T17">constant(&lt;value&gt;);</text:span></text:span><text:span text:style-name="Source_20_Text"><text:span text:style-name="T37"> </text:span></text:span><text:span text:style-name="Source_20_Text"><text:span text:style-name="T42">and </text:span></text:span><text:span text:style-name="Source_20_Text"><text:span text:style-name="T43">identity(&lt;value&gt;);</text:span></text:span></text:p>
            <text:p text:style-name="P13"><text:span text:style-name="Source_20_Text"><text:span text:style-name="T17">noop(); </text:span></text:span><text:span text:style-name="Source_20_Text"><text:span text:style-name="T44">and</text:span></text:span><text:span text:style-name="Source_20_Text"><text:span text:style-name="T45"> </text:span></text:span><text:span text:style-name="Source_20_Text"><text:span text:style-name="T17">T(); </text:span></text:span><text:span text:style-name="Source_20_Text"><text:span text:style-name="T46">and</text:span></text:span><text:span text:style-name="Source_20_Text"><text:span text:style-name="T47"> </text:span></text:span><text:span text:style-name="Source_20_Text"><text:span text:style-name="T17">F();</text:span></text:span></text:p>
            <text:p text:style-name="P14"><text:span text:style-name="Source_20_Text"><text:span text:style-name="T17">assertEq(&lt;msg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/text:span></text:span></text:p>
            <text:p text:style-name="P15"><text:span text:style-name="Source_20_Text"><text:span text:style-name="T17">assertNotEq(&lt;m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text:line-break/>assertTru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/text:span></text:span></text:p>
            <text:p text:style-name="P15"><text:span text:style-name="Source_20_Text"><text:span text:style-name="T17">assertFals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text:line-break/>noConflict(); </text:span></text:span><text:span text:style-name="Source_20_Text"><text:span text:style-name="T50">and</text:span></text:span><text:span text:style-name="Source_20_Text"><text:span text:style-name="T25"> </text:span></text:span><text:span text:style-name="Source_20_Text"><text:span text:style-name="T17">VERSION;</text:span></text:span></text:p>
          </table:table-cell>
          <table:table-cell table:style-name="Table1.B2" table:number-rows-spanned="3" office:value-type="string">
            <text:p text:style-name="P10"><text:span text:style-name="Source_20_Text"><text:span text:style-name="T17">qsa(&lt;selector&gt;[,context]).forEach(&lt;</text:span></text:span><text:span text:style-name="Source_20_Text"><text:span text:style-name="T51">cb</text:span></text:span><text:span text:style-name="Source_20_Text"><text:span text:style-name="T17">&gt;);</text:span></text:span></text:p>
            <text:p text:style-name="P10"><text:span text:style-name="Source_20_Text"><text:span text:style-name="T17">qs(&lt;selector&gt;[,context]);</text:span></text:span></text:p>
            <text:p text:style-name="P10"><text:span text:style-name="Source_20_Text"><text:span text:style-name="T17">domReady(&lt;</text:span></text:span><text:span text:style-name="Source_20_Text"><text:span text:style-name="T51">callback</text:span></text:span><text:span text:style-name="Source_20_Text"><text:span text:style-name="T17">&gt;);</text:span></text:span></text:p>
            <text:p text:style-name="P16"><text:span text:style-name="Source_20_Text"><text:span text:style-name="T52">domClear();</text:span></text:span></text:p>
            <text:p text:style-name="P10"><text:span text:style-name="Source_20_Text"><text:span text:style-name="T17">domCreate(&lt;type&gt;[,properties[,innerHTML]]);</text:span></text:span></text:p>
            <text:p text:style-name="P10"><text:span text:style-name="Source_20_Text"><text:span text:style-name="T17">domCreate(&lt;</text:span></text:span><text:bookmark text:name="result_box"/><text:span text:style-name="Source_20_Text"><text:span text:style-name="T17">element descriptive object&gt;);</text:span></text:span></text:p>
            <text:p text:style-name="P10"><text:span text:style-name="Source_20_Text"><text:span text:style-name="T17">domToElement(&lt;</text:span></text:span><text:bookmark text:name="result_box1"/><text:span text:style-name="Source_20_Text"><text:span text:style-name="T17">htmlString&gt;);</text:span></text:span></text:p>
            <text:p text:style-name="P17"><text:span text:style-name="Source_20_Text"><text:span text:style-name="T17">domGetCSS(&lt;element&gt;</text:span></text:span><text:span text:style-name="Source_20_Text"><text:span text:style-name="T53">[</text:span></text:span><text:span text:style-name="Source_20_Text"><text:span text:style-name="T17">,property</text:span></text:span><text:span text:style-name="Source_20_Text"><text:span text:style-name="T54">]</text:span></text:span><text:span text:style-name="Source_20_Text"><text:span text:style-name="T17">);</text:span></text:span></text:p>
            <text:p text:style-name="P10"><text:span text:style-name="Source_20_Text"><text:span text:style-name="T17">domSetCSS(&lt;element&gt;,&lt;property&gt;,&lt;value&gt;);</text:span></text:span></text:p>
            <text:p text:style-name="P10"><text:span text:style-name="Source_20_Text"><text:span text:style-name="T17">domSetCSS(&lt;element&gt;,&lt;properties&gt;);</text:span></text:span></text:p>
            <text:p text:style-name="P10"><text:span text:style-name="Source_20_Text"><text:span text:style-name="T17">domFadeIn(&lt;element&gt;[,duration[,display]]);</text:span></text:span></text:p>
            <text:p text:style-name="P10"><text:span text:style-name="Source_20_Text"><text:span text:style-name="T17">domFadeOut(&lt;element&gt;[,duration]);</text:span></text:span></text:p>
            <text:p text:style-name="P10"><text:span text:style-name="Source_20_Text"><text:span text:style-name="T17">domFadeToggle(&lt;elem.&gt;[,duration[,display]]);</text:span></text:span></text:p>
            <text:p text:style-name="P18"><text:span text:style-name="Source_20_Text"><text:span text:style-name="T17">domShow(&lt;element&gt;[,display]);</text:span></text:span></text:p>
            <text:p text:style-name="P18"><text:span text:style-name="Source_20_Text"><text:span text:style-name="T17">domHide(&lt;</text:span></text:span><text:span text:style-name="Source_20_Text"><text:span text:style-name="T19">el</text:span></text:span><text:span text:style-name="Source_20_Text"><text:span text:style-name="T55">ement</text:span></text:span><text:span text:style-name="Source_20_Text"><text:span text:style-name="T17">&gt;);</text:span></text:span></text:p>
            <text:p text:style-name="P10"><text:span text:style-name="Source_20_Text"><text:span text:style-name="T17">domToggle(&lt;element&gt;[,display]);</text:span></text:span></text:p>
            <text:p text:style-name="P10"><text:span text:style-name="Source_20_Text"><text:span text:style-name="T17">domIsHidden(&lt;element&gt;);</text:span></text:span></text:p>
            <text:p text:style-name="P19"><text:span text:style-name="Source_20_Text"><text:span text:style-name="T56">domScrollToTop();</text:span></text:span></text:p>
            <text:p text:style-name="P19"><text:span text:style-name="Source_20_Text"><text:span text:style-name="T57">domScrollToBottom();</text:span></text:span></text:p>
            <text:p text:style-name="P10"><text:span text:style-name="Source_20_Text"><text:span text:style-name="T17">domScrollToElement(&lt;element&gt;[,top=true]);<text:line-break/>domSiblings(&lt;element&gt;);</text:span></text:span></text:p>
            <text:p text:style-name="P10"><text:span text:style-name="Source_20_Text"><text:span text:style-name="T17">domSiblingsPrev(&lt;element&gt;);</text:span></text:span></text:p>
            <text:p text:style-name="P20"><text:span text:style-name="Source_20_Text"><text:span text:style-name="T17">domSiblings</text:span></text:span><text:span text:style-name="Source_20_Text"><text:span text:style-name="T58">Left</text:span></text:span><text:span text:style-name="Source_20_Text"><text:span text:style-name="T17">(&lt;element&gt;);</text:span></text:span></text:p>
            <text:p text:style-name="P10"><text:span text:style-name="Source_20_Text"><text:span text:style-name="T17">domSiblingsNext(&lt;element&gt;);</text:span></text:span></text:p>
            <text:p text:style-name="P20"><text:span text:style-name="Source_20_Text"><text:span text:style-name="T17">domSiblings</text:span></text:span><text:span text:style-name="Source_20_Text"><text:span text:style-name="T58">Right</text:span></text:span><text:span text:style-name="Source_20_Text"><text:span text:style-name="T17">(&lt;element&gt;);</text:span></text:span></text:p>
            <text:p text:style-name="P21"><text:span text:style-name="Source_20_Text"><text:span text:style-name="T59">domGetC</text:span></text:span><text:span text:style-name="Source_20_Text"><text:span text:style-name="T60">SS</text:span></text:span><text:span text:style-name="Source_20_Text"><text:span text:style-name="T59">Var(&lt;name&gt;);</text:span></text:span></text:p>
            <text:p text:style-name="P10"><text:span text:style-name="Source_20_Text"><text:span text:style-name="T17">domSetC</text:span></text:span><text:span text:style-name="Source_20_Text"><text:span text:style-name="T60">SS</text:span></text:span><text:span text:style-name="Source_20_Text"><text:span text:style-name="T17">Var(</text:span></text:span><text:span text:style-name="Source_20_Text"><text:span text:style-name="T59">&lt;</text:span></text:span><text:span text:style-name="Source_20_Text"><text:span text:style-name="T17">n</text:span></text:span><text:span text:style-name="Source_20_Text"><text:span text:style-name="T59">ame&gt;</text:span></text:span><text:span text:style-name="Source_20_Text"><text:span text:style-name="T17">,</text:span></text:span><text:span text:style-name="Source_20_Text"><text:span text:style-name="T59">&lt;</text:span></text:span><text:span text:style-name="Source_20_Text"><text:span text:style-name="T17">v</text:span></text:span><text:span text:style-name="Source_20_Text"><text:span text:style-name="T59">alue&gt;</text:span></text:span><text:span text:style-name="Source_20_Text"><text:span text:style-name="T17">);</text:span></text:span></text:p>
            <text:p text:style-name="P22"><text:span text:style-name="Source_20_Text"><text:span text:style-name="T17">importScript(&lt;script1&gt;[,scriptN]);</text:span></text:span></text:p>
            <text:p text:style-name="P22"><text:span text:style-name="Source_20_Text"><text:span text:style-name="T17">importStyle(&lt;style1&gt;[,styleN]);</text:span></text:span></text:p>
            <text:p text:style-name="P10"><text:span text:style-name="Source_20_Text"><text:span text:style-name="T17">setFullscreenOn(&lt;selector&gt; </text:span></text:span><text:span text:style-name="Source_20_Text"><text:span text:style-name="T37">or</text:span></text:span><text:span text:style-name="Source_20_Text"><text:span text:style-name="T17"> &lt;element&gt;);</text:span></text:span></text:p>
            <text:p text:style-name="P18"><text:span text:style-name="Source_20_Text"><text:span text:style-name="T17">setFullscreenOff();</text:span></text:span></text:p>
            <text:p text:style-name="P18"><text:span text:style-name="Source_20_Text"><text:span text:style-name="T17">getFullscreen();<text:line-break/>form2array(&lt;form&gt;); </text:span></text:span><text:span text:style-name="Source_20_Text"><text:span text:style-name="T61">and</text:span></text:span><text:span text:style-name="Source_20_Text"><text:span text:style-name="T52"> </text:span></text:span><text:span text:style-name="Source_20_Text"><text:span text:style-name="T17">form2string(&lt;form&gt;);</text:span></text:span></text:p>
            <text:p text:style-name="P23"><text:span text:style-name="Source_20_Text"><text:span text:style-name="T17">getDoNotTrack();</text:span></text:span></text:p>
            <text:p text:style-name="P24"><text:span text:style-name="Source_20_Text"><text:span text:style-name="T17">getLocation(&lt;success&gt;[,error]);</text:span></text:span></text:p>
            <text:p text:style-name="P24"><text:span text:style-name="Source_20_Text"><text:span text:style-name="T17">createFile(&lt;filename&gt;,&lt;content&gt;[,dType]);</text:span></text:span></text:p>
          </table:table-cell>
          <table:table-cell table:style-name="Table1.C2" table:number-rows-spanned="3" office:value-type="string">
            <text:p text:style-name="P25"><text:span text:style-name="Source_20_Text"><text:span text:style-name="T17">isMap(&lt;</text:span></text:span><text:span text:style-name="Source_20_Text"><text:span text:style-name="T62">v</text:span></text:span><text:span text:style-name="Source_20_Text"><text:span text:style-name="T63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4">and</text:span></text:span><text:span text:style-name="Source_20_Text"><text:span text:style-name="T37"> </text:span></text:span><text:span text:style-name="Source_20_Text"><text:span text:style-name="T17">isWeakMap(&lt;</text:span></text:span><text:span text:style-name="Source_20_Text"><text:span text:style-name="T62">v</text:span></text:span><text:span text:style-name="Source_20_Text"><text:span text:style-name="T17">&gt;);</text:span></text:span></text:p>
            <text:p text:style-name="P25"><text:span text:style-name="Source_20_Text"><text:span text:style-name="T17">isSet(&lt;</text:span></text:span><text:span text:style-name="Source_20_Text"><text:span text:style-name="T62">v</text:span></text:span><text:span text:style-name="Source_20_Text"><text:span text:style-name="T63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4">and</text:span></text:span><text:span text:style-name="Source_20_Text"><text:span text:style-name="T37"> </text:span></text:span><text:span text:style-name="Source_20_Text"><text:span text:style-name="T17">isWeakSet(&lt;</text:span></text:span><text:span text:style-name="Source_20_Text"><text:span text:style-name="T62">v</text:span></text:span><text:span text:style-name="Source_20_Text"><text:span text:style-name="T17">&gt;);</text:span></text:span></text:p>
            <text:p text:style-name="P26"><text:span text:style-name="Source_20_Text"><text:span text:style-name="T17">isNumber(&lt;</text:span></text:span><text:span text:style-name="Source_20_Text"><text:span text:style-name="T65">v</text:span></text:span><text:span text:style-name="Source_20_Text"><text:span text:style-name="T17">&gt;); <text:s/></text:span></text:span><text:span text:style-name="Source_20_Text"><text:span text:style-name="T66">and</text:span></text:span><text:span text:style-name="Source_20_Text"><text:span text:style-name="T17"> isNumeric(&lt;</text:span></text:span><text:span text:style-name="Source_20_Text"><text:span text:style-name="T65">v</text:span></text:span><text:span text:style-name="Source_20_Text"><text:span text:style-name="T17">&gt;);</text:span></text:span></text:p>
            <text:p text:style-name="P26"><text:span text:style-name="Source_20_Text"><text:span text:style-name="T17">isFloat(&lt;</text:span></text:span><text:span text:style-name="Source_20_Text"><text:span text:style-name="T65">v</text:span></text:span><text:span text:style-name="Source_20_Text"><text:span text:style-name="T67">al</text:span></text:span><text:span text:style-name="Source_20_Text"><text:span text:style-name="T17">&gt;); </text:span></text:span><text:span text:style-name="Source_20_Text"><text:span text:style-name="T66">and</text:span></text:span><text:span text:style-name="Source_20_Text"><text:span text:style-name="T68"> </text:span></text:span><text:span text:style-name="Source_20_Text"><text:span text:style-name="T17">isBigInt(&lt;</text:span></text:span><text:span text:style-name="Source_20_Text"><text:span text:style-name="T65">v</text:span></text:span><text:span text:style-name="Source_20_Text"><text:span text:style-name="T17">&gt;);</text:span></text:span></text:p>
            <text:p text:style-name="P27"><text:span text:style-name="Source_20_Text"><text:span text:style-name="T17">isString(&lt;</text:span></text:span><text:span text:style-name="Source_20_Text"><text:span text:style-name="T69">v</text:span></text:span><text:span text:style-name="Source_20_Text"><text:span text:style-name="T17">&gt;); </text:span></text:span><text:span text:style-name="Source_20_Text"><text:span text:style-name="T37"><text:s/></text:span></text:span><text:span text:style-name="Source_20_Text"><text:span text:style-name="T70">and </text:span></text:span><text:span text:style-name="Source_20_Text"><text:span text:style-name="T17">isChar(&lt;</text:span></text:span><text:span text:style-name="Source_20_Text"><text:span text:style-name="T69">v</text:span></text:span><text:span text:style-name="Source_20_Text"><text:span text:style-name="T67">al</text:span></text:span><text:span text:style-name="Source_20_Text"><text:span text:style-name="T17">&gt;);</text:span></text:span></text:p>
            <text:p text:style-name="P25"><text:span text:style-name="Source_20_Text"><text:span text:style-name="T17">isDate(&lt;</text:span></text:span><text:span text:style-name="Source_20_Text"><text:span text:style-name="T71">v</text:span></text:span><text:span text:style-name="Source_20_Text"><text:span text:style-name="T67">al</text:span></text:span><text:span text:style-name="Source_20_Text"><text:span text:style-name="T17">&gt;); <text:s/></text:span></text:span><text:span text:style-name="Source_20_Text"><text:span text:style-name="T72">and</text:span></text:span><text:span text:style-name="Source_20_Text"><text:span text:style-name="T73"> </text:span></text:span><text:span text:style-name="Source_20_Text"><text:span text:style-name="T17">isError(&lt;</text:span></text:span><text:span text:style-name="Source_20_Text"><text:span text:style-name="T74">v</text:span></text:span><text:span text:style-name="Source_20_Text"><text:span text:style-name="T67">al</text:span></text:span><text:span text:style-name="Source_20_Text"><text:span text:style-name="T17">&gt;);</text:span></text:span></text:p>
            <text:p text:style-name="P28"><text:span text:style-name="Source_20_Text"><text:span text:style-name="T17">isRegexp(&lt;</text:span></text:span><text:span text:style-name="Source_20_Text"><text:span text:style-name="T75">v</text:span></text:span><text:span text:style-name="Source_20_Text"><text:span text:style-name="T17">&gt;); <text:s/></text:span></text:span><text:span text:style-name="Source_20_Text"><text:span text:style-name="T76">and</text:span></text:span><text:span text:style-name="Source_20_Text"><text:span text:style-name="T77"> </text:span></text:span><text:span text:style-name="Source_20_Text"><text:span text:style-name="T17">isSymbol(&lt;</text:span></text:span><text:span text:style-name="Source_20_Text"><text:span text:style-name="T75">v</text:span></text:span><text:span text:style-name="Source_20_Text"><text:span text:style-name="T17">&gt;);</text:span></text:span></text:p>
            <text:p text:style-name="P29"><text:span text:style-name="Source_20_Text"><text:span text:style-name="T17">isElement(&lt;</text:span></text:span><text:span text:style-name="Source_20_Text"><text:span text:style-name="T78">v</text:span></text:span><text:span text:style-name="Source_20_Text"><text:span text:style-name="T17">&gt;); </text:span></text:span><text:span text:style-name="Source_20_Text"><text:span text:style-name="T76">and </text:span></text:span><text:span text:style-name="Source_20_Text"><text:span text:style-name="T17">isObject(&lt;</text:span></text:span><text:span text:style-name="Source_20_Text"><text:span text:style-name="T78">v</text:span></text:span><text:span text:style-name="Source_20_Text"><text:span text:style-name="T17">&gt;);</text:span></text:span></text:p>
            <text:p text:style-name="P12"><text:span text:style-name="Source_20_Text"><text:span text:style-name="T17">isDataView(&lt;</text:span></text:span><text:span text:style-name="Source_20_Text"><text:span text:style-name="T79">v</text:span></text:span><text:span text:style-name="Source_20_Text"><text:span text:style-name="T67">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12"><text:span text:style-name="Source_20_Text"><text:span text:style-name="T17">isBoolea</text:span></text:span><text:span text:style-name="Source_20_Text"><text:span text:style-name="T80">n</text:span></text:span><text:span text:style-name="Source_20_Text"><text:span text:style-name="T17">(&lt;</text:span></text:span><text:span text:style-name="Source_20_Text"><text:span text:style-name="T79">v</text:span></text:span><text:span text:style-name="Source_20_Text"><text:span text:style-name="T20">alue</text:span></text:span><text:span text:style-name="Source_20_Text"><text:span text:style-name="T17">&gt;);</text:span></text:span></text:p>
            <text:p text:style-name="P12"><text:span text:style-name="Source_20_Text"><text:span text:style-name="T17">isNull(&lt;</text:span></text:span><text:span text:style-name="Source_20_Text"><text:span text:style-name="T81">v</text:span></text:span><text:span text:style-name="Source_20_Text"><text:span text:style-name="T82">alue</text:span></text:span><text:span text:style-name="Source_20_Text"><text:span text:style-name="T17">&gt;);</text:span></text:span></text:p>
            <text:p text:style-name="P12"><text:span text:style-name="Source_20_Text"><text:span text:style-name="T17">isUndefined(&lt;</text:span></text:span><text:span text:style-name="Source_20_Text"><text:span text:style-name="T83">v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30"><text:span text:style-name="Source_20_Text"><text:span text:style-name="T17">isNullOrUndefined(&lt;</text:span></text:span><text:span text:style-name="Source_20_Text"><text:span text:style-name="T84">v</text:span></text:span><text:span text:style-name="Source_20_Text"><text:span text:style-name="T17">&gt;); isNil(&lt;</text:span></text:span><text:span text:style-name="Source_20_Text"><text:span text:style-name="T84">v</text:span></text:span><text:span text:style-name="Source_20_Text"><text:span text:style-name="T17">&gt;);</text:span></text:span></text:p>
            <text:p text:style-name="P28"><text:span text:style-name="Source_20_Text"><text:span text:style-name="T17">isPlainObject(&lt;value&gt;);</text:span></text:span></text:p>
            <text:p text:style-name="P31"><text:span text:style-name="Source_20_Text"><text:span text:style-name="T9">isTruthy(&lt;</text:span></text:span><text:span text:style-name="Source_20_Text"><text:span text:style-name="T85">value</text:span></text:span><text:span text:style-name="Source_20_Text"><text:span text:style-name="T9">&gt;); </text:span></text:span><text:span text:style-name="Source_20_Text"><text:span text:style-name="T85">+ </text:span></text:span><text:span text:style-name="Source_20_Text"><text:span text:style-name="T9">isFalsy(&lt;</text:span></text:span><text:span text:style-name="Source_20_Text"><text:span text:style-name="T86">v</text:span></text:span><text:span text:style-name="Source_20_Text"><text:span text:style-name="T9">&gt;);</text:span></text:span><text:span text:style-name="Source_20_Text"><text:span text:style-name="T17"> </text:span></text:span></text:p>
            <text:p text:style-name="P32"><text:span text:style-name="Source_20_Text"><text:span text:style-name="T17">isFunction(&lt;</text:span></text:span><text:span text:style-name="Source_20_Text"><text:span text:style-name="T87">v</text:span></text:span><text:span text:style-name="Source_20_Text"><text:span text:style-name="T17">&gt;); </text:span></text:span><text:span text:style-name="Source_20_Text"><text:span text:style-name="T88">+</text:span></text:span><text:span text:style-name="Source_20_Text"><text:span text:style-name="T17"> is</text:span></text:span><text:span text:style-name="Source_20_Text"><text:span text:style-name="T87">Callable</text:span></text:span><text:span text:style-name="Source_20_Text"><text:span text:style-name="T17">(&lt;</text:span></text:span><text:span text:style-name="Source_20_Text"><text:span text:style-name="T87">v</text:span></text:span><text:span text:style-name="Source_20_Text"><text:span text:style-name="T17">&gt;);</text:span></text:span></text:p>
            <text:p text:style-name="P33"><text:span text:style-name="Source_20_Text"><text:span text:style-name="T17">isConstructorFn</text:span></text:span><text:span text:style-name="Source_20_Text"><text:span text:style-name="T89">(&lt;</text:span></text:span><text:span text:style-name="Source_20_Text"><text:span text:style-name="T80">v</text:span></text:span><text:span text:style-name="Source_20_Text"><text:span text:style-name="T89">&gt;); </text:span></text:span><text:span text:style-name="Source_20_Text"><text:span text:style-name="T80">isClass(&lt;v&gt;);</text:span></text:span></text:p>
            <text:p text:style-name="P29"><text:span text:style-name="Source_20_Text"><text:span text:style-name="T17">isGenerator</text:span></text:span><text:span text:style-name="Source_20_Text"><text:span text:style-name="T90">Fn</text:span></text:span><text:span text:style-name="Source_20_Text"><text:span text:style-name="T17">(&lt;</text:span></text:span><text:span text:style-name="Source_20_Text"><text:span text:style-name="T91">v</text:span></text:span><text:span text:style-name="Source_20_Text"><text:span text:style-name="T78">alue</text:span></text:span><text:span text:style-name="Source_20_Text"><text:span text:style-name="T17">&gt;);</text:span></text:span></text:p>
            <text:p text:style-name="P34"><text:span text:style-name="Source_20_Text"><text:span text:style-name="T17">isAsyncGeneratorFn(&lt;</text:span></text:span><text:span text:style-name="Source_20_Text"><text:span text:style-name="T91">v</text:span></text:span><text:span text:style-name="Source_20_Text"><text:span text:style-name="T78">alue</text:span></text:span><text:span text:style-name="Source_20_Text"><text:span text:style-name="T17">&gt;);</text:span></text:span></text:p>
            <text:p text:style-name="P29"><text:span text:style-name="Source_20_Text"><text:span text:style-name="T17">isAsync</text:span></text:span><text:span text:style-name="Source_20_Text"><text:span text:style-name="T92">Fn</text:span></text:span><text:span text:style-name="Source_20_Text"><text:span text:style-name="T17">(&lt;</text:span></text:span><text:span text:style-name="Source_20_Text"><text:span text:style-name="T91">v</text:span></text:span><text:span text:style-name="Source_20_Text"><text:span text:style-name="T78">alue</text:span></text:span><text:span text:style-name="Source_20_Text"><text:span text:style-name="T17">&gt;);</text:span></text:span></text:p>
            <text:p text:style-name="P35"><text:span text:style-name="Source_20_Text"><text:span text:style-name="T17">isArraylike(&lt;value&gt;);</text:span></text:span></text:p>
            <text:p text:style-name="P36"><text:span text:style-name="Source_20_Text"><text:span text:style-name="T17">isTypedArray(&lt;value&gt;);</text:span></text:span></text:p>
            <text:p text:style-name="P36"><text:span text:style-name="Source_20_Text"><text:span text:style-name="T17">isArrayBuffer(&lt;value&gt;);</text:span></text:span></text:p>
            <text:p text:style-name="P30"><text:span text:style-name="Source_20_Text"><text:span text:style-name="T17">isPrimitive(&lt;</text:span></text:span><text:span text:style-name="Source_20_Text"><text:span text:style-name="T93">v</text:span></text:span><text:span text:style-name="Source_20_Text"><text:span text:style-name="T94">alue</text:span></text:span><text:span text:style-name="Source_20_Text"><text:span text:style-name="T17">&gt;);</text:span></text:span></text:p>
            <text:p text:style-name="P30"><text:span text:style-name="Source_20_Text"><text:span text:style-name="T17">isPromise(&lt;</text:span></text:span><text:span text:style-name="Source_20_Text"><text:span text:style-name="T93">v</text:span></text:span><text:span text:style-name="Source_20_Text"><text:span text:style-name="T94">alue</text:span></text:span><text:span text:style-name="Source_20_Text"><text:span text:style-name="T17">&gt;);</text:span></text:span></text:p>
            <text:p text:style-name="P31"><text:span text:style-name="Source_20_Text"><text:span text:style-name="T17">isIterator(&lt;</text:span></text:span><text:span text:style-name="Source_20_Text"><text:span text:style-name="T84">v</text:span></text:span><text:span text:style-name="Source_20_Text"><text:span text:style-name="T17">&gt;);</text:span></text:span></text:p>
            <text:p text:style-name="P31"><text:span text:style-name="Source_20_Text"><text:span text:style-name="T17">isIterable(&lt;</text:span></text:span><text:span text:style-name="Source_20_Text"><text:span text:style-name="T84">v</text:span></text:span><text:span text:style-name="Source_20_Text"><text:span text:style-name="T17">&gt;);</text:span></text:span></text:p>
            <text:p text:style-name="P29"><text:span text:style-name="Source_20_Text"><text:span text:style-name="T17">isEmptyObject(&lt;value&gt;);</text:span></text:span></text:p>
            <text:p text:style-name="P29"><text:span text:style-name="Source_20_Text"><text:span text:style-name="T17">isEmptyArray(&lt;value&gt;);</text:span></text:span></text:p>
            <text:p text:style-name="P29"><text:span text:style-name="Source_20_Text"><text:span text:style-name="T17">isEmptyMap(&lt;</text:span></text:span><text:span text:style-name="Source_20_Text"><text:span text:style-name="T95">v</text:span></text:span><text:span text:style-name="Source_20_Text"><text:span text:style-name="T17">&gt;); </text:span></text:span><text:span text:style-name="Source_20_Text"><text:span text:style-name="T95">+ </text:span></text:span><text:span text:style-name="Source_20_Text"><text:span text:style-name="T17">isEmptySet(&lt;</text:span></text:span><text:span text:style-name="Source_20_Text"><text:span text:style-name="T95">v</text:span></text:span><text:span text:style-name="Source_20_Text"><text:span text:style-name="T17">&gt;);</text:span></text:span></text:p>
            <text:p text:style-name="P29"><text:span text:style-name="Source_20_Text"><text:span text:style-name="T17">isEmptyIterator(&lt;value&gt;);</text:span></text:span></text:p>
            <text:p text:style-name="P18"><text:span text:style-name="Source_20_Text"><text:span text:style-name="T17">isSameObject(&lt;object1&gt;,&lt;object2&gt;);</text:span></text:span></text:p>
            <text:p text:style-name="P18"><text:span text:style-name="Source_20_Text"><text:span text:style-name="T17">isSameArray(&lt;array1&gt;,&lt;array2&gt;);</text:span></text:span></text:p>
            <text:p text:style-name="P18"><text:span text:style-name="Source_20_Text"><text:span text:style-name="T17">isSameMap(&lt;map1&gt;,&lt;map2&gt;);</text:span></text:span></text:p>
            <text:p text:style-name="P37"><text:span text:style-name="Source_20_Text"><text:span text:style-name="T17">isSameSet(&lt;set</text:span></text:span><text:span text:style-name="Source_20_Text"><text:span text:style-name="T96">1</text:span></text:span><text:span text:style-name="Source_20_Text"><text:span text:style-name="T17">&gt;,&lt;set2&gt;);</text:span></text:span></text:p>
            <text:p text:style-name="P37"><text:span text:style-name="Source_20_Text"><text:span text:style-name="T17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8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9"><text:span text:style-name="Source_20_Text"><text:span text:style-name="T17">strProper</text:span></text:span><text:span text:style-name="Source_20_Text"><text:span text:style-name="T97">c</text:span></text:span><text:span text:style-name="Source_20_Text"><text:span text:style-name="T17">ase(&lt;</text:span></text:span><text:span text:style-name="Source_20_Text"><text:span text:style-name="T98">str</text:span></text:span><text:span text:style-name="Source_20_Text"><text:span text:style-name="T17">&gt;); </text:span></text:span><text:span text:style-name="Source_20_Text"><text:span text:style-name="T99">s</text:span></text:span><text:span text:style-name="Source_20_Text"><text:span text:style-name="T17">tr</text:span></text:span><text:span text:style-name="Source_20_Text"><text:span text:style-name="T100">T</text:span></text:span><text:span text:style-name="Source_20_Text"><text:span text:style-name="T101">itle</text:span></text:span><text:span text:style-name="Source_20_Text"><text:span text:style-name="T97">c</text:span></text:span><text:span text:style-name="Source_20_Text"><text:span text:style-name="T17">ase(&lt;</text:span></text:span><text:span text:style-name="Source_20_Text"><text:span text:style-name="T98">s</text:span></text:span><text:span text:style-name="Source_20_Text"><text:span text:style-name="T17">&gt;);</text:span></text:span></text:p>
            <text:p text:style-name="P39"><text:span text:style-name="Source_20_Text"><text:span text:style-name="T17">strCapitalize(&lt;</text:span></text:span><text:span text:style-name="Source_20_Text"><text:span text:style-name="T102">str</text:span></text:span><text:span text:style-name="Source_20_Text"><text:span text:style-name="T17">&gt;); </text:span></text:span><text:span text:style-name="Source_20_Text"><text:span text:style-name="T103">+ strTruncate(&lt;s&gt;);</text:span></text:span></text:p>
            <text:p text:style-name="P39"><text:span text:style-name="Source_20_Text"><text:span text:style-name="T17">strUpFirst(&lt;</text:span></text:span><text:span text:style-name="Source_20_Text"><text:span text:style-name="T98">str</text:span></text:span><text:span text:style-name="Source_20_Text"><text:span text:style-name="T17">&gt;); </text:span></text:span><text:span text:style-name="Source_20_Text"><text:span text:style-name="T28">+ </text:span></text:span><text:span text:style-name="Source_20_Text"><text:span text:style-name="T17">strDownFirst(&lt;</text:span></text:span><text:span text:style-name="Source_20_Text"><text:span text:style-name="T98">str</text:span></text:span><text:span text:style-name="Source_20_Text"><text:span text:style-name="T17">&gt;);</text:span></text:span></text:p>
            <text:p text:style-name="P39"><text:span text:style-name="Source_20_Text"><text:span text:style-name="T17">strReverse(&lt;</text:span></text:span><text:span text:style-name="Source_20_Text"><text:span text:style-name="T84">s</text:span></text:span><text:span text:style-name="Source_20_Text"><text:span text:style-name="T17">&gt;); </text:span></text:span><text:span text:style-name="Source_20_Text"><text:span text:style-name="T95">+ </text:span></text:span><text:span text:style-name="Source_20_Text"><text:span text:style-name="T17">strCodePoints(&lt;</text:span></text:span><text:span text:style-name="Source_20_Text"><text:span text:style-name="T95">s</text:span></text:span><text:span text:style-name="Source_20_Text"><text:span text:style-name="T17">&gt;);</text:span></text:span></text:p>
            <text:p text:style-name="P40"><text:span text:style-name="Source_20_Text"><text:span text:style-name="T17">strFromCodePoints(&lt;</text:span></text:span><text:span text:style-name="Source_20_Text"><text:span text:style-name="T104">iterator</text:span></text:span><text:span text:style-name="Source_20_Text"><text:span text:style-name="T17">&gt;);</text:span></text:span></text:p>
            <text:p text:style-name="P40"><text:span text:style-name="Source_20_Text"><text:span text:style-name="T17">strAt(&lt;</text:span></text:span><text:span text:style-name="Source_20_Text"><text:span text:style-name="T105">str</text:span></text:span><text:span text:style-name="Source_20_Text"><text:span text:style-name="T49">ing</text:span></text:span><text:span text:style-name="Source_20_Text"><text:span text:style-name="T17">&gt;,&lt;index&gt;[,newChar]);</text:span></text:span></text:p>
            <text:p text:style-name="P39"><text:span text:style-name="Source_20_Text"><text:span text:style-name="T17">strSplice(&lt;</text:span></text:span><text:span text:style-name="Source_20_Text"><text:span text:style-name="T105">str</text:span></text:span><text:span text:style-name="Source_20_Text"><text:span text:style-name="T17">&gt;,&lt;index&gt;,&lt;count&gt;[,add</text:span></text:span><text:span text:style-name="Source_20_Text"><text:span text:style-name="T106">]);</text:span></text:span></text:p>
            <text:p text:style-name="P40"><text:span text:style-name="Source_20_Text"><text:span text:style-name="T17">str</text:span></text:span><text:span text:style-name="Source_20_Text"><text:span text:style-name="T107">HTML</text:span></text:span><text:span text:style-name="Source_20_Text"><text:span text:style-name="T17">RemoveTags(&lt;string&gt;);<text:line-break/>strHTMLEscape(&lt;</text:span></text:span><text:span text:style-name="Source_20_Text"><text:span text:style-name="T84">s</text:span></text:span><text:span text:style-name="Source_20_Text"><text:span text:style-name="T17">&gt;); strHTML</text:span></text:span><text:span text:style-name="Source_20_Text"><text:span text:style-name="T108">Un</text:span></text:span><text:span text:style-name="Source_20_Text"><text:span text:style-name="T17">Escape(&lt;</text:span></text:span><text:span text:style-name="Source_20_Text"><text:span text:style-name="T84">s</text:span></text:span><text:span text:style-name="Source_20_Text"><text:span text:style-name="T17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1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2"><text:span text:style-name="Source_20_Text"><text:span text:style-name="T109">Collections </text:span></text:span><text:span text:style-name="Source_20_Text"><text:span text:style-name="T110">API</text:span></text:span></text:p>
          </table:table-cell>
          <table:covered-table-cell/>
          <table:table-cell table:style-name="Table4.C1" office:value-type="string">
            <text:p text:style-name="P43">Polyfills</text:p>
          </table:table-cell>
        </table:table-row>
        <table:table-row>
          <table:table-cell table:style-name="Table4.A2" table:number-rows-spanned="3" office:value-type="string">
            <text:p text:style-name="P44"><text:span text:style-name="Source_20_Text"><text:span text:style-name="T111"/></text:span></text:p>
            <text:p text:style-name="P44"><text:span text:style-name="Source_20_Text"><text:span text:style-name="T111">arrayCreate([length=0]);</text:span></text:span></text:p>
            <text:p text:style-name="P44"><text:span text:style-name="Source_20_Text"><text:span text:style-name="T111"/></text:span></text:p>
            <text:p text:style-name="P44"><text:span text:style-name="Source_20_Text"><text:span text:style-name="T111">arrayDeepClone(&lt;array&gt;);</text:span></text:span></text:p>
            <text:p text:style-name="P44"><text:span text:style-name="Source_20_Text"><text:span text:style-name="T111"/></text:span></text:p>
            <text:p text:style-name="P44"><text:span text:style-name="Source_20_Text"><text:span text:style-name="T111">arrayMerge(&lt;targe</text:span></text:span><text:span text:style-name="Source_20_Text"><text:span text:style-name="T112">t</text:span></text:span><text:span text:style-name="Source_20_Text"><text:span text:style-name="T111">&gt;,&lt;s</text:span></text:span><text:span text:style-name="Source_20_Text"><text:span text:style-name="T113">ou</text:span></text:span><text:span text:style-name="Source_20_Text"><text:span text:style-name="T112">r</text:span></text:span><text:span text:style-name="Source_20_Text"><text:span text:style-name="T111">c</text:span></text:span><text:span text:style-name="Source_20_Text"><text:span text:style-name="T113">e</text:span></text:span><text:span text:style-name="Source_20_Text"><text:span text:style-name="T111">1&gt;[,</text:span></text:span><text:span text:style-name="Source_20_Text"><text:span text:style-name="T112">s</text:span></text:span><text:span text:style-name="Source_20_Text"><text:span text:style-name="T113">ou</text:span></text:span><text:span text:style-name="Source_20_Text"><text:span text:style-name="T112">r</text:span></text:span><text:span text:style-name="Source_20_Text"><text:span text:style-name="T113">ce</text:span></text:span><text:span text:style-name="Source_20_Text"><text:span text:style-name="T111">N]);</text:span></text:span></text:p>
            <text:p text:style-name="P45"><text:span text:style-name="Source_20_Text"><text:span text:style-name="T111"/></text:span></text:p>
            <text:p text:style-name="P45"><text:span text:style-name="Source_20_Text"><text:span text:style-name="T111">arrayUnique(&lt;</text:span></text:span><text:span text:style-name="Source_20_Text"><text:span text:style-name="T114">iterator</text:span></text:span><text:span text:style-name="Source_20_Text"><text:span text:style-name="T111">&gt;);</text:span></text:span></text:p>
            <text:p text:style-name="P45"><text:span text:style-name="Source_20_Text"><text:span text:style-name="T115"/></text:span></text:p>
            <text:p text:style-name="P45"><text:span text:style-name="Source_20_Text"><text:span text:style-name="T115">arrayAdd</text:span></text:span><text:span text:style-name="Source_20_Text"><text:span text:style-name="T111">(&lt;array&gt;,&lt;value&gt;);</text:span></text:span></text:p>
            <text:p text:style-name="P45"><text:span text:style-name="Source_20_Text"><text:span text:style-name="T111">arrayClear(&lt;array&gt;); </text:span></text:span></text:p>
            <text:p text:style-name="P45"><text:span text:style-name="Source_20_Text"><text:span text:style-name="T116"/></text:span></text:p>
            <text:p text:style-name="P45"><text:span text:style-name="Source_20_Text"><text:span text:style-name="T116">arrayRemove(&lt;array&gt;,&lt;value&gt;[,all</text:span></text:span><text:span text:style-name="Source_20_Text"><text:span text:style-name="T117">=false</text:span></text:span><text:span text:style-name="Source_20_Text"><text:span text:style-name="T116">]);</text:span></text:span></text:p>
            <text:p text:style-name="P46"><text:span text:style-name="Source_20_Text"><text:span text:style-name="T116">arrayRemove</text:span></text:span><text:span text:style-name="Source_20_Text"><text:span text:style-name="T118">By</text:span></text:span><text:span text:style-name="Source_20_Text"><text:span text:style-name="T116">(&lt;array&gt;,&lt;</text:span></text:span><text:span text:style-name="Source_20_Text"><text:span text:style-name="T118">callback</text:span></text:span><text:span text:style-name="Source_20_Text"><text:span text:style-name="T116">&gt;[,all</text:span></text:span><text:span text:style-name="Source_20_Text"><text:span text:style-name="T117">=false</text:span></text:span><text:span text:style-name="Source_20_Text"><text:span text:style-name="T116">]);</text:span></text:span></text:p>
            <text:p text:style-name="P47"><text:span text:style-name="Source_20_Text"><text:span text:style-name="T119"/></text:span></text:p>
            <text:p text:style-name="P47"><text:span text:style-name="Source_20_Text"><text:span text:style-name="T119">arrayRange([start=0[,end=</text:span></text:span><text:span text:style-name="Source_20_Text"><text:span text:style-name="T120">99</text:span></text:span><text:span text:style-name="Source_20_Text"><text:span text:style-name="T119">[,step=1]]]);</text:span></text:span></text:p>
            <text:p text:style-name="P48"><text:span text:style-name="Source_20_Text"><text:span text:style-name="T121">iterRange([start=0[,step=1[,end=Infinity]]]);</text:span></text:span></text:p>
            <text:p text:style-name="P48"><text:span text:style-name="Source_20_Text"><text:span text:style-name="T121"/></text:span></text:p>
            <text:p text:style-name="P49"><text:span text:style-name="Source_20_Text"><text:span text:style-name="T9">arrayCycle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3">=100</text:span></text:span><text:span text:style-name="Source_20_Text"><text:span text:style-name="T9">]);</text:span></text:span></text:p>
            <text:p text:style-name="P48"><text:span text:style-name="Source_20_Text"><text:span text:style-name="T121">iterCycle(&lt;iter&gt;[,n</text:span></text:span><text:span text:style-name="Source_20_Text"><text:span text:style-name="T124">=Infinity</text:span></text:span><text:span text:style-name="Source_20_Text"><text:span text:style-name="T121">]);</text:span></text:span></text:p>
            <text:p text:style-name="P48"><text:span text:style-name="Source_20_Text"><text:span text:style-name="T9"/></text:span></text:p>
            <text:p text:style-name="P50"><text:span text:style-name="Source_20_Text"><text:span text:style-name="T9">arrayRepeat(&lt;value&gt;[,n</text:span></text:span><text:span text:style-name="Source_20_Text"><text:span text:style-name="T125">=100</text:span></text:span><text:span text:style-name="Source_20_Text"><text:span text:style-name="T9">]);</text:span></text:span></text:p>
            <text:p text:style-name="P48"><text:span text:style-name="Source_20_Text"><text:span text:style-name="T9">iterRepeat(&lt;value&gt;[,n</text:span></text:span><text:span text:style-name="Source_20_Text"><text:span text:style-name="T124">=Infinity</text:span></text:span><text:span text:style-name="Source_20_Text"><text:span text:style-name="T9">]);</text:span></text:span></text:p>
            <text:p text:style-name="P48"><text:span text:style-name="Source_20_Text"><text:span text:style-name="T126"/></text:span></text:p>
            <text:p text:style-name="P51"><text:span text:style-name="Source_20_Text"><text:span text:style-name="T121">slice(&lt;</text:span></text:span><text:span text:style-name="Source_20_Text"><text:span text:style-name="T122">iterator</text:span></text:span><text:span text:style-name="Source_20_Text"><text:span text:style-name="T121">&gt;[,begin=0[,end=Infinity]]);</text:span></text:span></text:p>
            <text:p text:style-name="P49"><text:span text:style-name="Source_20_Text"><text:span text:style-name="T121">withOut(&lt;</text:span></text:span><text:span text:style-name="Source_20_Text"><text:span text:style-name="T122">iterator</text:span></text:span><text:span text:style-name="Source_20_Text"><text:span text:style-name="T121">&gt;,&lt;filter</text:span></text:span><text:span text:style-name="Source_20_Text"><text:span text:style-name="T122">Iterator </text:span></text:span><text:span text:style-name="Source_20_Text"><text:span text:style-name="T121">&gt;);</text:span></text:span></text:p>
            <text:p text:style-name="P51"><text:span text:style-name="Source_20_Text"><text:span text:style-name="T9">reduce(&lt;</text:span></text:span><text:span text:style-name="Source_20_Text"><text:span text:style-name="T122">iterator</text:span></text:span><text:span text:style-name="Source_20_Text"><text:span text:style-name="T9">&gt;,&lt;callback&gt;[,initialvalue]);</text:span></text:span></text:p>
            <text:p text:style-name="P51"><text:span text:style-name="Source_20_Text"><text:span text:style-name="T127">count</text:span></text:span><text:span text:style-name="Source_20_Text"><text:span text:style-name="T9">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2"><text:span text:style-name="Source_20_Text"><text:span text:style-name="T128"/></text:span></text:p>
            <text:p text:style-name="P51"><text:span text:style-name="Source_20_Text"><text:span text:style-name="T9">take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9">=1</text:span></text:span><text:span text:style-name="Source_20_Text"><text:span text:style-name="T9">]);</text:span></text:span></text:p>
            <text:p text:style-name="P51"><text:span text:style-name="Source_20_Text"><text:span text:style-name="T9">take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1"><text:span text:style-name="Source_20_Text"><text:span text:style-name="T9">takeRight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9">=1</text:span></text:span><text:span text:style-name="Source_20_Text"><text:span text:style-name="T9">]);</text:span></text:span></text:p>
            <text:p text:style-name="P51"><text:span text:style-name="Source_20_Text"><text:span text:style-name="T9">takeRight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3"><text:span text:style-name="Source_20_Text"><text:span text:style-name="T9"/></text:span></text:p>
            <text:p text:style-name="P51"><text:span text:style-name="Source_20_Text"><text:span text:style-name="T9">drop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9">=1</text:span></text:span><text:span text:style-name="Source_20_Text"><text:span text:style-name="T9">]);</text:span></text:span><text:span text:style-name="Source_20_Text"><text:span text:style-name="T130"> </text:span></text:span></text:p>
            <text:p text:style-name="P51"><text:span text:style-name="Source_20_Text"><text:span text:style-name="T9">drop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1"><text:span text:style-name="Source_20_Text"><text:span text:style-name="T9">dropRight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9">=1</text:span></text:span><text:span text:style-name="Source_20_Text"><text:span text:style-name="T9">]);</text:span></text:span></text:p>
            <text:p text:style-name="P51"><text:span text:style-name="Source_20_Text"><text:span text:style-name="T9">dropRight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9"><text:span text:style-name="Source_20_Text"><text:span text:style-name="T131">forEach</text:span></text:span><text:span text:style-name="Source_20_Text"><text:span text:style-name="T121">(&lt;</text:span></text:span><text:span text:style-name="Source_20_Text"><text:span text:style-name="T122">iterator</text:span></text:span><text:span text:style-name="Source_20_Text"><text:span text:style-name="T121">&gt;,&lt;callback&gt;);</text:span></text:span></text:p>
            <text:p text:style-name="P54"><text:span text:style-name="Source_20_Text"><text:span text:style-name="T132">map(&lt;</text:span></text:span><text:span text:style-name="Source_20_Text"><text:span text:style-name="T114">iterator</text:span></text:span><text:span text:style-name="Source_20_Text"><text:span text:style-name="T132">&gt;,&lt;callback&gt;);</text:span></text:span></text:p>
            <text:p text:style-name="P51"><text:span text:style-name="Source_20_Text"><text:span text:style-name="T121">enumerate(&lt;</text:span></text:span><text:span text:style-name="Source_20_Text"><text:span text:style-name="T122">iterator</text:span></text:span><text:span text:style-name="Source_20_Text"><text:span text:style-name="T121">&gt;[,offset=0]);</text:span></text:span></text:p>
            <text:p text:style-name="P51"><text:span text:style-name="Source_20_Text"><text:span text:style-name="T133">entries</text:span></text:span><text:span text:style-name="Source_20_Text"><text:span text:style-name="T121">(&lt;</text:span></text:span><text:span text:style-name="Source_20_Text"><text:span text:style-name="T122">iterator</text:span></text:span><text:span text:style-name="Source_20_Text"><text:span text:style-name="T121">&gt;[,offset=0]);</text:span></text:span></text:p>
            <text:p text:style-name="P51"><text:span text:style-name="Source_20_Text"><text:span text:style-name="T9">size(&lt;</text:span></text:span><text:span text:style-name="Source_20_Text"><text:span text:style-name="T122">iterator</text:span></text:span><text:span text:style-name="Source_20_Text"><text:span text:style-name="T9">&gt;);</text:span></text:span></text:p>
            <text:p text:style-name="P52"><text:span text:style-name="Source_20_Text"><text:span text:style-name="T128"/></text:span></text:p>
            <text:p text:style-name="P51"><text:span text:style-name="Source_20_Text"><text:span text:style-name="T9">every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4">callback</text:span></text:span><text:span text:style-name="Source_20_Text"><text:span text:style-name="T9">&gt;);</text:span></text:span></text:p>
            <text:p text:style-name="P51"><text:span text:style-name="Source_20_Text"><text:span text:style-name="T9">some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4">callback</text:span></text:span><text:span text:style-name="Source_20_Text"><text:span text:style-name="T9">&gt;);</text:span></text:span><text:span text:style-name="Source_20_Text"><text:span text:style-name="T135"> </text:span></text:span></text:p>
            <text:p text:style-name="P51"><text:span text:style-name="Source_20_Text"><text:span text:style-name="T121">none(&lt;</text:span></text:span><text:span text:style-name="Source_20_Text"><text:span text:style-name="T122">iterator</text:span></text:span><text:span text:style-name="Source_20_Text"><text:span text:style-name="T121">&gt;,&lt;</text:span></text:span><text:span text:style-name="Source_20_Text"><text:span text:style-name="T134">callback</text:span></text:span><text:span text:style-name="Source_20_Text"><text:span text:style-name="T121">&gt;);</text:span></text:span></text:p>
            <text:p text:style-name="P52"><text:span text:style-name="Source_20_Text"><text:span text:style-name="T128"/></text:span></text:p>
            <text:p text:style-name="P51"><text:span text:style-name="Source_20_Text"><text:span text:style-name="T9">includes(&lt;</text:span></text:span><text:span text:style-name="Source_20_Text"><text:span text:style-name="T122">iterator</text:span></text:span><text:span text:style-name="Source_20_Text"><text:span text:style-name="T9">&gt;,&lt;value&gt;);</text:span></text:span></text:p>
            <text:p text:style-name="P51"><text:span text:style-name="Source_20_Text"><text:span text:style-name="T136">contains</text:span></text:span><text:span text:style-name="Source_20_Text"><text:span text:style-name="T9">(&lt;</text:span></text:span><text:span text:style-name="Source_20_Text"><text:span text:style-name="T122">iterator</text:span></text:span><text:span text:style-name="Source_20_Text"><text:span text:style-name="T9">&gt;,&lt;value&gt;);</text:span></text:span></text:p>
            <text:p text:style-name="P51"><text:span text:style-name="Source_20_Text"><text:span text:style-name="T9">find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4">callback</text:span></text:span><text:span text:style-name="Source_20_Text"><text:span text:style-name="T9">&gt;);</text:span></text:span></text:p>
            <text:p text:style-name="P51"><text:span text:style-name="Source_20_Text"><text:span text:style-name="T9">findLast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1"><text:span text:style-name="Source_20_Text"><text:span text:style-name="T9">filter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4">callback</text:span></text:span><text:span text:style-name="Source_20_Text"><text:span text:style-name="T9">&gt;);</text:span></text:span></text:p>
            <text:p text:style-name="P51"><text:span text:style-name="Source_20_Text"><text:span text:style-name="T137">reject(&lt;</text:span></text:span><text:span text:style-name="Source_20_Text"><text:span text:style-name="T122">iterator</text:span></text:span><text:span text:style-name="Source_20_Text"><text:span text:style-name="T137">&gt;,&lt;</text:span></text:span><text:span text:style-name="Source_20_Text"><text:span text:style-name="T134">callback</text:span></text:span><text:span text:style-name="Source_20_Text"><text:span text:style-name="T137">&gt;);</text:span></text:span></text:p>
            <text:p text:style-name="P49"><text:span text:style-name="Source_20_Text"><text:span text:style-name="T138">p</text:span></text:span><text:span text:style-name="Source_20_Text"><text:span text:style-name="T139">artition(&lt;</text:span></text:span><text:span text:style-name="Source_20_Text"><text:span text:style-name="T140">iterator</text:span></text:span><text:span text:style-name="Source_20_Text"><text:span text:style-name="T139">&gt;,&lt;</text:span></text:span><text:span text:style-name="Source_20_Text"><text:span text:style-name="T141">c</text:span></text:span><text:span text:style-name="Source_20_Text"><text:span text:style-name="T142">all</text:span></text:span><text:span text:style-name="Source_20_Text"><text:span text:style-name="T141">b</text:span></text:span><text:span text:style-name="Source_20_Text"><text:span text:style-name="T142">ack</text:span></text:span><text:span text:style-name="Source_20_Text"><text:span text:style-name="T139">&gt;);</text:span></text:span></text:p>
            <text:p text:style-name="P55"><text:span text:style-name="Source_20_Text"><text:span text:style-name="T143"/></text:span></text:p>
            <text:p text:style-name="P49"><text:span text:style-name="Source_20_Text"><text:span text:style-name="T9">zip(&lt;</text:span></text:span><text:span text:style-name="Source_20_Text"><text:span text:style-name="T122">iterator1</text:span></text:span><text:span text:style-name="Source_20_Text"><text:span text:style-name="T9">&gt;[,</text:span></text:span><text:span text:style-name="Source_20_Text"><text:span text:style-name="T122">iteratorN</text:span></text:span><text:span text:style-name="Source_20_Text"><text:span text:style-name="T9">]);</text:span></text:span></text:p>
            <text:p text:style-name="P56"><text:span text:style-name="Source_20_Text"><text:span text:style-name="T144">unzip(&lt;</text:span></text:span><text:span text:style-name="Source_20_Text"><text:span text:style-name="T140">iterator</text:span></text:span><text:span text:style-name="Source_20_Text"><text:span text:style-name="T144">&gt;);</text:span></text:span></text:p>
            <text:p text:style-name="P56"><text:span text:style-name="Source_20_Text"><text:span text:style-name="T144">zipObj(&lt;</text:span></text:span><text:span text:style-name="Source_20_Text"><text:span text:style-name="T140">iterator1</text:span></text:span><text:span text:style-name="Source_20_Text"><text:span text:style-name="T144">&gt;,&lt;</text:span></text:span><text:span text:style-name="Source_20_Text"><text:span text:style-name="T140">iterator2</text:span></text:span><text:span text:style-name="Source_20_Text"><text:span text:style-name="T144">&gt;);</text:span></text:span></text:p>
            <text:p text:style-name="P51"><text:span text:style-name="Source_20_Text"><text:span text:style-name="T145">shuffle(&lt;</text:span></text:span><text:span text:style-name="Source_20_Text"><text:span text:style-name="T122">iterator</text:span></text:span><text:span text:style-name="Source_20_Text"><text:span text:style-name="T145">&gt;);</text:span></text:span></text:p>
            <text:p text:style-name="P57"><text:span text:style-name="Source_20_Text"><text:span text:style-name="T111">min(&lt;</text:span></text:span><text:span text:style-name="Source_20_Text"><text:span text:style-name="T146">value1&gt;[,valueN]</text:span></text:span><text:span text:style-name="Source_20_Text"><text:span text:style-name="T111">);</text:span></text:span></text:p>
            <text:p text:style-name="P58"><text:span text:style-name="Source_20_Text"><text:span text:style-name="T147">max(&lt;</text:span></text:span><text:span text:style-name="Source_20_Text"><text:span text:style-name="T146">value1&gt;[,valueN]</text:span></text:span><text:span text:style-name="Source_20_Text"><text:span text:style-name="T147">);</text:span></text:span></text:p>
            <text:p text:style-name="P51"><text:span text:style-name="Source_20_Text"><text:span text:style-name="T148">sort(&lt;</text:span></text:span><text:span text:style-name="Source_20_Text"><text:span text:style-name="T122">iterator</text:span></text:span><text:span text:style-name="Source_20_Text"><text:span text:style-name="T148">&gt;</text:span></text:span><text:span text:style-name="Source_20_Text"><text:span text:style-name="T149">[</text:span></text:span><text:span text:style-name="Source_20_Text"><text:span text:style-name="T148">,number</text:span></text:span><text:span text:style-name="Source_20_Text"><text:span text:style-name="T150">s=false</text:span></text:span><text:span text:style-name="Source_20_Text"><text:span text:style-name="T149">]</text:span></text:span><text:span text:style-name="Source_20_Text"><text:span text:style-name="T148">);</text:span></text:span></text:p>
            <text:p text:style-name="P51"><text:span text:style-name="Source_20_Text"><text:span text:style-name="T145">reverse(&lt;</text:span></text:span><text:span text:style-name="Source_20_Text"><text:span text:style-name="T122">iterator</text:span></text:span><text:span text:style-name="Source_20_Text"><text:span text:style-name="T151">&gt;</text:span></text:span><text:span text:style-name="Source_20_Text"><text:span text:style-name="T145">);</text:span></text:span></text:p>
            <text:p text:style-name="P23"><text:span text:style-name="Source_20_Text"><text:span text:style-name="T9"/></text:span></text:p>
            <text:p text:style-name="P49"><text:span text:style-name="Source_20_Text"><text:span text:style-name="T9">item(&lt;</text:span></text:span><text:span text:style-name="Source_20_Text"><text:span text:style-name="T122">iterator</text:span></text:span><text:span text:style-name="Source_20_Text"><text:span text:style-name="T9">&gt;,&lt;index&gt;);</text:span></text:span></text:p>
            <text:p text:style-name="P49"><text:span text:style-name="Source_20_Text"><text:span text:style-name="T152">nth(&lt;</text:span></text:span><text:span text:style-name="Source_20_Text"><text:span text:style-name="T122">iterator</text:span></text:span><text:span text:style-name="Source_20_Text"><text:span text:style-name="T152">&gt;,&lt;index&gt;);</text:span></text:span></text:p>
            <text:p text:style-name="P51"><text:span text:style-name="Source_20_Text"><text:span text:style-name="T9">first(&lt;</text:span></text:span><text:span text:style-name="Source_20_Text"><text:span text:style-name="T122">iterator</text:span></text:span><text:span text:style-name="Source_20_Text"><text:span text:style-name="T9">&gt;);</text:span></text:span></text:p>
            <text:p text:style-name="P51"><text:span text:style-name="Source_20_Text"><text:span text:style-name="T153">head(&lt;</text:span></text:span><text:span text:style-name="Source_20_Text"><text:span text:style-name="T140">iterator</text:span></text:span><text:span text:style-name="Source_20_Text"><text:span text:style-name="T153">&gt;);</text:span></text:span></text:p>
            <text:p text:style-name="P59"><text:span text:style-name="Source_20_Text"><text:span text:style-name="T111">last(&lt;</text:span></text:span><text:span text:style-name="Source_20_Text"><text:span text:style-name="T114">iterator</text:span></text:span><text:span text:style-name="Source_20_Text"><text:span text:style-name="T111">&gt;);</text:span></text:span></text:p>
            <text:p text:style-name="P60">initial(&lt;<text:span text:style-name="Source_20_Text"><text:span text:style-name="T154">iterator</text:span></text:span>&gt;);</text:p>
            <text:p text:style-name="P51"><text:span text:style-name="Source_20_Text"><text:span text:style-name="T9">tail(&lt;</text:span></text:span><text:span text:style-name="Source_20_Text"><text:span text:style-name="T122">iterator</text:span></text:span><text:span text:style-name="Source_20_Text"><text:span text:style-name="T9">&gt;);</text:span></text:span></text:p>
            <text:p text:style-name="P51"><text:span text:style-name="Source_20_Text"><text:span text:style-name="T9"/></text:span></text:p>
            <text:p text:style-name="P51"><text:span text:style-name="Source_20_Text"><text:span text:style-name="T155">flat(&lt;</text:span></text:span><text:span text:style-name="Source_20_Text"><text:span text:style-name="T122">iterator</text:span></text:span><text:span text:style-name="Source_20_Text"><text:span text:style-name="T155">&gt;);</text:span></text:span></text:p>
            <text:p text:style-name="P51"><text:span text:style-name="Source_20_Text"><text:span text:style-name="T9">concat(&lt;</text:span></text:span><text:span text:style-name="Source_20_Text"><text:span text:style-name="T122">iterator1</text:span></text:span><text:span text:style-name="Source_20_Text"><text:span text:style-name="T9">&gt;[,</text:span></text:span><text:span text:style-name="Source_20_Text"><text:span text:style-name="T122">iteratorN</text:span></text:span><text:span text:style-name="Source_20_Text"><text:span text:style-name="T9">]);</text:span></text:span></text:p>
            <text:p text:style-name="P51"><text:span text:style-name="Source_20_Text"><text:span text:style-name="T121">join(&lt;</text:span></text:span><text:span text:style-name="Source_20_Text"><text:span text:style-name="T122">iterator</text:span></text:span><text:span text:style-name="Source_20_Text"><text:span text:style-name="T121">&gt;[,separator</text:span></text:span><text:span text:style-name="Source_20_Text"><text:span text:style-name="T156">=","</text:span></text:span><text:span text:style-name="Source_20_Text"><text:span text:style-name="T121">]);</text:span></text:span></text:p>
          </table:table-cell>
          <table:table-cell table:style-name="Table4.C2" office:value-type="string">
            <text:p text:style-name="P61"><text:span text:style-name="Source_20_Text"><text:span text:style-name="T111"/></text:span></text:p>
            <text:p text:style-name="P62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11">Array.fromAsync(); </text:span></text:span></text:a></text:p>
            <text:p text:style-name="P62"><text:span text:style-name="Source_20_Text"><text:span text:style-name="T111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7">Array.prototype.toReversed();</text:span></text:span></text:a></text:p>
            <text:p text:style-name="P61"><text:span text:style-name="Source_20_Text"><text:span text:style-name="T111"/></text:span></text:p>
            <text:p text:style-name="P61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11">Array.prototype.toSorted();</text:span></text:span></text:a></text:p>
            <text:p text:style-name="P61"><text:span text:style-name="Source_20_Text"><text:span text:style-name="T111"/></text:span></text:p>
            <text:p text:style-name="P61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11">Array.prototype.toSpliced();</text:span></text:span></text:a></text:p>
            <text:p text:style-name="P61"><text:span text:style-name="Source_20_Text"><text:span text:style-name="T111"/></text:span></text:p>
            <text:p text:style-name="P61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11">Array.prototype.with();</text:span></text:span></text:a></text:p>
            <text:p text:style-name="P63"><text:span text:style-name="Source_20_Text"><text:span text:style-name="T111"/></text:span></text:p>
            <text:p text:style-name="P63"><text:a xlink:type="simple" xlink:href="https://developer.mozilla.org/en-US/docs/Web/API/Crypto/randomUUID" text:style-name="Internet_20_link" text:visited-style-name="Visited_20_Internet_20_Link"><text:span text:style-name="Source_20_Text"><text:span text:style-name="T111">crypto.randomUUID();</text:span></text:span></text:a></text:p>
            <text:p text:style-name="P63"><text:span text:style-name="Source_20_Text"><text:span text:style-name="T111"/></text:span></text:p>
            <text:p text:style-name="P64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8">Error.isError();</text:span></text:span></text:a></text:p>
            <text:p text:style-name="P63"><text:span text:style-name="Source_20_Text"><text:span text:style-name="T111"/></text:span></text:p>
            <text:p text:style-name="P63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11">globalThis;</text:span></text:span></text:a></text:p>
            <text:p text:style-name="P63"><text:span text:style-name="Source_20_Text"><text:span text:style-name="T111"/></text:span></text:p>
            <text:p text:style-name="P63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11">Map.groupBy();</text:span></text:span></text:a></text:p>
            <text:p text:style-name="P65"><text:span text:style-name="Source_20_Text"><text:span text:style-name="T111"/></text:span></text:p>
            <text:p text:style-name="P65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11">Math.sumPrecise();</text:span></text:span></text:a></text:p>
            <text:p text:style-name="P65"><text:span text:style-name="Source_20_Text"><text:span text:style-name="T111"/></text:span></text:p>
            <text:p text:style-name="P63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9">Object.groupBy();</text:span></text:span></text:a></text:p>
            <text:p text:style-name="P63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11">Object</text:span></text:span><text:span text:style-name="Source_20_Text"><text:span text:style-name="T160">.</text:span></text:span><text:span text:style-name="Source_20_Text"><text:span text:style-name="T161">hasOwn();</text:span></text:span></text:a></text:p>
            <text:p text:style-name="P63"><text:span text:style-name="Source_20_Text"><text:span text:style-name="T111"/></text:span></text:p>
            <text:p text:style-name="P66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62">TypedArray.prototype.toReversed();</text:span></text:span></text:a><text:span text:style-name="T9"/></text:p>
            <text:p text:style-name="P66"><text:span text:style-name="Source_20_Text"><text:span text:style-name="T162"/></text:span></text:p>
            <text:p text:style-name="P66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62">TypedArray.prototype.toSorted();</text:span></text:span></text:a><text:span text:style-name="T9"/></text:p>
            <text:p text:style-name="P66"><text:span text:style-name="Source_20_Text"><text:span text:style-name="T162"/></text:span></text:p>
            <text:p text:style-name="P66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62">TypedArray.prototype.with();</text:span></text:span></text:a></text:p>
            <text:p text:style-name="P66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7"><text:span text:style-name="T163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8"><text:span text:style-name="Source_20_Text"><text:span text:style-name="T111"/></text:span></text:p>
            <text:p text:style-name="P68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11">BigInt.prototype.toJSON();</text:span></text:span></text:a></text:p>
            <text:p text:style-name="P69"><text:span text:style-name="Source_20_Text"><text:span text:style-name="T164"/></text:span></text:p>
            <text:p text:style-name="P69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65">window.</text:span></text:span><text:span text:style-name="Source_20_Text"><text:span text:style-name="T164">A</text:span></text:span><text:span text:style-name="Source_20_Text"><text:span text:style-name="T111">syncFunction</text:span></text:span><text:span text:style-name="Source_20_Text"><text:span text:style-name="T164">();</text:span></text:span></text:a></text:p>
            <text:p text:style-name="P69"><text:span text:style-name="Source_20_Text"><text:span text:style-name="T111"/></text:span></text:p>
            <text:p text:style-name="P69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65">window.</text:span></text:span><text:span text:style-name="Source_20_Text"><text:span text:style-name="T111">GeneratorFunction();</text:span></text:span></text:a></text:p>
            <text:p text:style-name="P69"><text:span text:style-name="Source_20_Text"><text:span text:style-name="T111"/></text:span></text:p>
          </table:table-cell>
        </table:table-row>
      </table:table>
      <text:p text:style-name="P70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71">Math <text:span text:style-name="T13">API</text:span></text:p>
          </table:table-cell>
          <table:covered-table-cell/>
          <table:table-cell table:style-name="Table2.C1" office:value-type="string">
            <text:p text:style-name="P72">Abstract <text:span text:style-name="T13">API</text:span></text:p>
          </table:table-cell>
        </table:table-row>
        <table:table-row table:style-name="Table2.2">
          <table:table-cell table:style-name="Table2.A2" table:number-rows-spanned="2" office:value-type="string">
            <text:p text:style-name="P73"/>
            <text:p text:style-name="P73">sum(&lt;value1&gt;[,valueN]);</text:p>
            <text:p text:style-name="P73">avg(&lt;value1&gt;[,valueN]);</text:p>
            <text:p text:style-name="P73">product(&lt;value1&gt;[,valueN]);</text:p>
            <text:p text:style-name="P73"/>
            <text:p text:style-name="P73">clamp(&lt;value&gt;,&lt;min&gt;,&lt;max&gt;);</text:p>
            <text:p text:style-name="P74"><text:span text:style-name="T166">minmax</text:span>(&lt;value&gt;,&lt;min&gt;,&lt;max&gt;);</text:p>
            <text:p text:style-name="P73"/>
            <text:p text:style-name="P75">isEven(&lt;value&gt;);</text:p>
            <text:p text:style-name="P75">isOdd(&lt;val<text:span text:style-name="T167">ue</text:span>&gt;);</text:p>
            <text:p text:style-name="P75"/>
            <text:p text:style-name="P76"><text:span text:style-name="Source_20_Text"><text:span text:style-name="T17">randomInt([max]);</text:span></text:span></text:p>
            <text:p text:style-name="P77"><text:span text:style-name="Source_20_Text"><text:span text:style-name="T17">randomInt(&lt;min&gt;,&lt;max&gt;);</text:span></text:span></text:p>
            <text:p text:style-name="P77"><text:span text:style-name="Source_20_Text"><text:span text:style-name="T17"/></text:span></text:p>
            <text:p text:style-name="P76"><text:span text:style-name="Source_20_Text"><text:span text:style-name="T17">randomFloat([max]);</text:span></text:span></text:p>
            <text:p text:style-name="P77"><text:span text:style-name="Source_20_Text"><text:span text:style-name="T17">randomFloat(&lt;min&gt;,&lt;max&gt;);</text:span></text:span></text:p>
            <text:p text:style-name="P76"><text:span text:style-name="Source_20_Text"><text:span text:style-name="T168"/></text:span></text:p>
            <text:p text:style-name="P76"><text:span text:style-name="Source_20_Text"><text:span text:style-name="T17">inRange(&lt;value&gt;,&lt;min&gt;,&lt;max&gt;);</text:span></text:span></text:p>
            <text:p text:style-name="P76"><text:span text:style-name="Source_20_Text"><text:span text:style-name="T169">signbit(&lt;value&gt;);</text:span></text:span></text:p>
          </table:table-cell>
          <table:table-cell table:style-name="Table2.B2" office:value-type="string">
            <text:p text:style-name="P78"><text:span text:style-name="T170">t</text:span><text:span text:style-name="T171">oInt8(&lt;value&gt;);</text:span></text:p>
            <text:p text:style-name="P79">toInt16(&lt;value&gt;);</text:p>
            <text:p text:style-name="P79">toInt32(&lt;value&gt;);</text:p>
            <text:p text:style-name="P80">toUInt8(&lt;value&gt;);</text:p>
            <text:p text:style-name="P80">toUInt<text:span text:style-name="T172">1</text:span>6(&lt;value&gt;);</text:p>
            <text:p text:style-name="P80">toUInt32(&lt;value&gt;;</text:p>
            <text:p text:style-name="P79">toBigInt64(&lt;value&gt;);</text:p>
            <text:p text:style-name="P79">toBigUInt64(&lt;value&gt;);</text:p>
            <text:p text:style-name="P81">toFloat<text:span text:style-name="T173">16</text:span>(&lt;value&gt;);</text:p>
            <text:p text:style-name="P82">toFloat32(&lt;value&gt;);</text:p>
          </table:table-cell>
          <table:table-cell table:style-name="Table2.C2" table:number-rows-spanned="4" office:value-type="string">
            <text:p text:style-name="P83"><text:span text:style-name="Source_20_Text"><text:span text:style-name="T174">createDataProperty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,&lt;</text:span></text:span><text:span text:style-name="Source_20_Text"><text:span text:style-name="T179">val</text:span></text:span><text:span text:style-name="Source_20_Text"><text:span text:style-name="T180">ue</text:span></text:span><text:span text:style-name="Source_20_Text"><text:span text:style-name="T174">&gt;);</text:span></text:span></text:p>
            <text:p text:style-name="P83"><text:span text:style-name="Source_20_Text"><text:span text:style-name="T181">c</text:span></text:span><text:span text:style-name="Source_20_Text"><text:span text:style-name="T174">reateDataPropertyOrThrow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82">property</text:span></text:span><text:span text:style-name="Source_20_Text"><text:span text:style-name="T174">&gt;,&lt;</text:span></text:span><text:span text:style-name="Source_20_Text"><text:span text:style-name="T183">val</text:span></text:span><text:span text:style-name="Source_20_Text"><text:span text:style-name="T174">&gt;);</text:span></text:span></text:p>
            <text:p text:style-name="P83"><text:span text:style-name="Source_20_Text"><text:span text:style-name="T174">createMethodProperty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,&lt;</text:span></text:span><text:span text:style-name="Source_20_Text"><text:span text:style-name="T179">val</text:span></text:span><text:span text:style-name="Source_20_Text"><text:span text:style-name="T180">ue</text:span></text:span><text:span text:style-name="Source_20_Text"><text:span text:style-name="T174">&gt;);</text:span></text:span></text:p>
            <text:p text:style-name="P83"><text:span text:style-name="Source_20_Text"><text:span text:style-name="T174">createMethodPropertyOrThrow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82">prop</text:span></text:span><text:span text:style-name="Source_20_Text"><text:span text:style-name="T174">&gt;,&lt;</text:span></text:span><text:span text:style-name="Source_20_Text"><text:span text:style-name="T183">val</text:span></text:span><text:span text:style-name="Source_20_Text"><text:span text:style-name="T174">&gt;);</text:span></text:span></text:p>
            <text:p text:style-name="P83"><text:span text:style-name="Source_20_Text"><text:span text:style-name="T174">createPolyfillMethod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,&lt;</text:span></text:span><text:span text:style-name="Source_20_Text"><text:span text:style-name="T179">val</text:span></text:span><text:span text:style-name="Source_20_Text"><text:span text:style-name="T180">ue</text:span></text:span><text:span text:style-name="Source_20_Text"><text:span text:style-name="T174">&gt;);</text:span></text:span></text:p>
            <text:p text:style-name="P83"><text:span text:style-name="Source_20_Text"><text:span text:style-name="T174">createPolyfillProperty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,&lt;</text:span></text:span><text:span text:style-name="Source_20_Text"><text:span text:style-name="T184">val</text:span></text:span><text:span text:style-name="Source_20_Text"><text:span text:style-name="T185">ue</text:span></text:span><text:span text:style-name="Source_20_Text"><text:span text:style-name="T174">&gt;);</text:span></text:span></text:p>
            <text:p text:style-name="P83"><text:span text:style-name="Source_20_Text"><text:span text:style-name="T174">deleteOwnProperty(&lt;object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[,Throw=false]);</text:span></text:span></text:p>
            <text:p text:style-name="P84"><text:span text:style-name="Source_20_Text"><text:span text:style-name="T174">getIn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);</text:span></text:span></text:p>
            <text:p text:style-name="P84"><text:span text:style-name="Source_20_Text"><text:span text:style-name="T174">getInV(&lt;</text:span></text:span><text:span text:style-name="Source_20_Text"><text:span text:style-name="T186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);</text:span></text:span></text:p>
            <text:p text:style-name="P84"><text:span text:style-name="Source_20_Text"><text:span text:style-name="T174">hasIn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87">prop</text:span></text:span><text:span text:style-name="Source_20_Text"><text:span text:style-name="T174">&gt;);</text:span></text:span></text:p>
            <text:p text:style-name="P84"><text:span text:style-name="Source_20_Text"><text:span text:style-name="T188"/></text:span></text:p>
            <text:p text:style-name="P84"><text:span text:style-name="Source_20_Text"><text:span text:style-name="T188">isIndex(&lt;</text:span></text:span><text:span text:style-name="Source_20_Text"><text:span text:style-name="T189">val</text:span></text:span><text:span text:style-name="Source_20_Text"><text:span text:style-name="T190">ue</text:span></text:span><text:span text:style-name="Source_20_Text"><text:span text:style-name="T188">&gt;);</text:span></text:span></text:p>
            <text:p text:style-name="P84"><text:span text:style-name="Source_20_Text"><text:span text:style-name="T189">isLength</text:span></text:span><text:span text:style-name="Source_20_Text"><text:span text:style-name="T188">(&lt;</text:span></text:span><text:span text:style-name="Source_20_Text"><text:span text:style-name="T189">va</text:span></text:span><text:span text:style-name="Source_20_Text"><text:span text:style-name="T190">lue</text:span></text:span><text:span text:style-name="Source_20_Text"><text:span text:style-name="T188">&gt;);</text:span></text:span></text:p>
            <text:p text:style-name="P84"><text:span text:style-name="Source_20_Text"><text:span text:style-name="T191">isLessThan(&lt;value1&gt;,&lt;value2&gt;[,leftFirst = true]);</text:span></text:span></text:p>
            <text:p text:style-name="P84"><text:span text:style-name="Source_20_Text"><text:span text:style-name="T192">isPropertyKey(&lt;</text:span></text:span><text:span text:style-name="Source_20_Text"><text:span text:style-name="T193">val</text:span></text:span><text:span text:style-name="Source_20_Text"><text:span text:style-name="T194">ue</text:span></text:span><text:span text:style-name="Source_20_Text"><text:span text:style-name="T192">&gt;);</text:span></text:span></text:p>
            <text:p text:style-name="P84"><text:span text:style-name="Source_20_Text"><text:span text:style-name="T192">isSameType(&lt;value1&gt;,&lt;value2&gt;)</text:span></text:span><text:span text:style-name="Source_20_Text"><text:span text:style-name="T195">;</text:span></text:span></text:p>
            <text:p text:style-name="P84"><text:span text:style-name="Source_20_Text"><text:span text:style-name="T174">isSameValue(&lt;</text:span></text:span><text:span text:style-name="Source_20_Text"><text:span text:style-name="T196">v</text:span></text:span><text:span text:style-name="Source_20_Text"><text:span text:style-name="T180">alue</text:span></text:span><text:span text:style-name="Source_20_Text"><text:span text:style-name="T196">1</text:span></text:span><text:span text:style-name="Source_20_Text"><text:span text:style-name="T174">&gt;,&lt;</text:span></text:span><text:span text:style-name="Source_20_Text"><text:span text:style-name="T196">v</text:span></text:span><text:span text:style-name="Source_20_Text"><text:span text:style-name="T180">alue</text:span></text:span><text:span text:style-name="Source_20_Text"><text:span text:style-name="T196">2</text:span></text:span><text:span text:style-name="Source_20_Text"><text:span text:style-name="T174">&gt;);</text:span></text:span></text:p>
            <text:p text:style-name="P85"><text:span text:style-name="Source_20_Text"><text:span text:style-name="T179">isSameValueNonNumber(&lt;</text:span></text:span><text:span text:style-name="Source_20_Text"><text:span text:style-name="T178">val</text:span></text:span><text:span text:style-name="Source_20_Text"><text:span text:style-name="T197">ue</text:span></text:span><text:span text:style-name="Source_20_Text"><text:span text:style-name="T178">1</text:span></text:span><text:span text:style-name="Source_20_Text"><text:span text:style-name="T179">&gt;,&lt;</text:span></text:span><text:span text:style-name="Source_20_Text"><text:span text:style-name="T178">val</text:span></text:span><text:span text:style-name="Source_20_Text"><text:span text:style-name="T197">ue</text:span></text:span><text:span text:style-name="Source_20_Text"><text:span text:style-name="T178">2</text:span></text:span><text:span text:style-name="Source_20_Text"><text:span text:style-name="T179">&gt;);</text:span></text:span></text:p>
            <text:p text:style-name="P86"><text:span text:style-name="Source_20_Text"><text:span text:style-name="T174">isSameValueZero(&lt;</text:span></text:span><text:span text:style-name="Source_20_Text"><text:span text:style-name="T178">value1</text:span></text:span><text:span text:style-name="Source_20_Text"><text:span text:style-name="T174">&gt;,&lt;</text:span></text:span><text:span text:style-name="Source_20_Text"><text:span text:style-name="T178">value2</text:span></text:span><text:span text:style-name="Source_20_Text"><text:span text:style-name="T174">&gt;);</text:span></text:span></text:p>
            <text:p text:style-name="P86"><text:span text:style-name="Source_20_Text"><text:span text:style-name="T174"/></text:span></text:p>
            <text:p text:style-name="P87"><text:span text:style-name="Source_20_Text"><text:span text:style-name="T198">requireObjectCoercible(&lt;object&gt;);</text:span></text:span></text:p>
            <text:p text:style-name="P84"><text:span text:style-name="Source_20_Text"><text:span text:style-name="T199">setIn(&lt;</text:span></text:span><text:span text:style-name="Source_20_Text"><text:span text:style-name="T178">object</text:span></text:span><text:span text:style-name="Source_20_Text"><text:span text:style-name="T199">&gt;,&lt;</text:span></text:span><text:span text:style-name="Source_20_Text"><text:span text:style-name="T187">prop</text:span></text:span><text:span text:style-name="Source_20_Text"><text:span text:style-name="T199">&gt;,&lt;</text:span></text:span><text:span text:style-name="Source_20_Text"><text:span text:style-name="T177">v</text:span></text:span><text:span text:style-name="Source_20_Text"><text:span text:style-name="T178">alue</text:span></text:span><text:span text:style-name="Source_20_Text"><text:span text:style-name="T199">&gt;);</text:span></text:span></text:p>
            <text:p text:style-name="P84"><text:span text:style-name="Source_20_Text"><text:span text:style-name="T199"/></text:span></text:p>
            <text:p text:style-name="P84"><text:span text:style-name="Source_20_Text"><text:span text:style-name="T199">toArray(</text:span></text:span><text:span text:style-name="Source_20_Text"><text:span text:style-name="T200">val</text:span></text:span><text:span text:style-name="Source_20_Text"><text:span text:style-name="T194">ue</text:span></text:span><text:span text:style-name="Source_20_Text"><text:span text:style-name="T199">);</text:span></text:span></text:p>
            <text:p text:style-name="P84"><text:span text:style-name="Source_20_Text"><text:span text:style-name="T201">to</text:span></text:span><text:span text:style-name="Source_20_Text"><text:span text:style-name="T202">Index(&lt;v</text:span></text:span><text:span text:style-name="Source_20_Text"><text:span text:style-name="T180">alue</text:span></text:span><text:span text:style-name="Source_20_Text"><text:span text:style-name="T202">&gt;);</text:span></text:span></text:p>
            <text:p text:style-name="P84"><text:span text:style-name="Source_20_Text"><text:span text:style-name="T179">toInteger(&lt;val</text:span></text:span><text:span text:style-name="Source_20_Text"><text:span text:style-name="T180">ue</text:span></text:span><text:span text:style-name="Source_20_Text"><text:span text:style-name="T179">&gt;);</text:span></text:span></text:p>
            <text:p text:style-name="P84"><text:span text:style-name="Source_20_Text"><text:span text:style-name="T203">toIntegerOrInfinity(&lt;value&gt;);</text:span></text:span></text:p>
            <text:p text:style-name="P84"><text:span text:style-name="Source_20_Text"><text:span text:style-name="T204">toLength(&lt;value&gt;);</text:span></text:span></text:p>
            <text:p text:style-name="P84"><text:span text:style-name="Source_20_Text"><text:span text:style-name="T174">toObject(&lt;</text:span></text:span><text:span text:style-name="Source_20_Text"><text:span text:style-name="T205">val</text:span></text:span><text:span text:style-name="Source_20_Text"><text:span text:style-name="T206">ue</text:span></text:span><text:span text:style-name="Source_20_Text"><text:span text:style-name="T174">&gt;);</text:span></text:span></text:p>
            <text:p text:style-name="P84"><text:span text:style-name="Source_20_Text"><text:span text:style-name="T200">toPrimitive</text:span></text:span><text:span text:style-name="Source_20_Text"><text:span text:style-name="T207">Value</text:span></text:span><text:span text:style-name="Source_20_Text"><text:span text:style-name="T200">(&lt;val</text:span></text:span><text:span text:style-name="Source_20_Text"><text:span text:style-name="T194">ue</text:span></text:span><text:span text:style-name="Source_20_Text"><text:span text:style-name="T200">&gt;);</text:span></text:span></text:p>
            <text:p text:style-name="P87"><text:span text:style-name="Source_20_Text"><text:span text:style-name="T208">toPropertyKey(&lt;</text:span></text:span><text:span text:style-name="Source_20_Text"><text:span text:style-name="T209">value</text:span></text:span><text:span text:style-name="Source_20_Text"><text:span text:style-name="T208">&gt;);</text:span></text:span></text:p>
            <text:p text:style-name="P87"><text:span text:style-name="Source_20_Text"><text:span text:style-name="T209">ty</text:span></text:span><text:span text:style-name="Source_20_Text"><text:span text:style-name="T210">pe(&lt;</text:span></text:span><text:span text:style-name="Source_20_Text"><text:span text:style-name="T209">value</text:span></text:span><text:span text:style-name="Source_20_Text"><text:span text:style-name="T210">&gt;);</text:span></text:span></text:p>
          </table:table-cell>
        </table:table-row>
        <table:table-row table:style-name="Table2.3">
          <table:covered-table-cell table:style-name="Table2.A2"/>
          <table:table-cell table:style-name="Table2.B2" office:value-type="string">
            <text:p text:style-name="P88">isInt8(&lt;value&gt;);</text:p>
            <text:p text:style-name="P88">isInt16(&lt;value&gt;);</text:p>
            <text:p text:style-name="P88">isInt32(&lt;value&gt;);</text:p>
            <text:p text:style-name="P88">isUInt8(&lt;value&gt;);</text:p>
            <text:p text:style-name="P88">isUInt16(&lt;value&gt;);</text:p>
            <text:p text:style-name="P88">isUInt32(&lt;value&gt;);</text:p>
            <text:p text:style-name="P88">isBigInt64(&lt;value&gt;);</text:p>
            <text:p text:style-name="P89"><text:span text:style-name="T211">i</text:span><text:span text:style-name="T173">s</text:span>BigUInt64(&lt;value&gt;);</text:p>
            <text:p text:style-name="P89"><text:span text:style-name="T173">is</text:span><text:span text:style-name="T172">Float</text:span><text:span text:style-name="T212">16</text:span><text:span text:style-name="T172">(&lt;value&gt;);</text:span></text:p>
          </table:table-cell>
          <table:covered-table-cell table:style-name="Table2.C2"/>
        </table:table-row>
        <table:table-row table:style-name="Table2.4">
          <table:table-cell table:style-name="Table2.A4" table:number-columns-spanned="2" office:value-type="string">
            <text:p text:style-name="P90"><text:span text:style-name="Source_20_Text"><text:span text:style-name="T213">Cookie </text:span></text:span><text:span text:style-name="Source_20_Text"><text:span text:style-name="T214">API</text:span></text:span></text:p>
          </table:table-cell>
          <table:covered-table-cell/>
          <table:covered-table-cell table:style-name="Table2.C2"/>
        </table:table-row>
        <table:table-row table:style-name="Table2.5">
          <table:table-cell table:style-name="Table2.A5" table:number-columns-spanned="2" office:value-type="string">
            <text:p text:style-name="P87"><text:span text:style-name="Source_20_Text"><text:span text:style-name="T17">getCookie([name]);</text:span></text:span></text:p>
            <text:p text:style-name="P87"><text:span text:style-name="Source_20_Text"><text:span text:style-name="T17">hasCookie(&lt;name&gt;);</text:span></text:span></text:p>
            <text:p text:style-name="P87"><text:span text:style-name="Source_20_Text"><text:span text:style-name="T17">setCookie</text:span></text:span><text:span text:style-name="Source_20_Text"><text:span text:style-name="T215">(&lt;Options obj</text:span></text:span><text:span text:style-name="Source_20_Text"><text:span text:style-name="T216">ect</text:span></text:span><text:span text:style-name="Source_20_Text"><text:span text:style-name="T215">&gt;);</text:span></text:span><text:span text:style-name="Source_20_Text"><text:span text:style-name="T17"> setCookie(&lt;name&gt;,&lt;value&gt;[,hours</text:span></text:span><text:span text:style-name="Source_20_Text"><text:span text:style-name="T215">=8760</text:span></text:span><text:span text:style-name="Source_20_Text"><text:span text:style-name="T17">[,path</text:span></text:span><text:span text:style-name="Source_20_Text"><text:span text:style-name="T215">="/"</text:span></text:span><text:span text:style-name="Source_20_Text"><text:span text:style-name="T17">[,domain[,secure[,SameSite</text:span></text:span><text:span text:style-name="Source_20_Text"><text:span text:style-name="T215">=</text:span></text:span><text:span text:style-name="Source_20_Text"><text:span text:style-name="T217">"Lax"</text:span></text:span><text:span text:style-name="Source_20_Text"><text:span text:style-name="T17">[,HttpOnly]]]]]]);</text:span></text:span></text:p>
            <text:p text:style-name="P87"><text:span text:style-name="Source_20_Text"><text:span text:style-name="T17">removeCookie</text:span></text:span><text:span text:style-name="Source_20_Text"><text:span text:style-name="T215">(&lt;Options obj</text:span></text:span><text:span text:style-name="Source_20_Text"><text:span text:style-name="T216">ect</text:span></text:span><text:span text:style-name="Source_20_Text"><text:span text:style-name="T215">&gt;);</text:span></text:span></text:p>
            <text:p text:style-name="P87"><text:span text:style-name="Source_20_Text"><text:span text:style-name="T17">removeCookie(&lt;name&gt;[,path</text:span></text:span><text:span text:style-name="Source_20_Text"><text:span text:style-name="T215">="/"</text:span></text:span><text:span text:style-name="Source_20_Text"><text:span text:style-name="T17">[,domain[,secure[,SameSite</text:span></text:span><text:span text:style-name="Source_20_Text"><text:span text:style-name="T215">=</text:span></text:span><text:span text:style-name="Source_20_Text"><text:span text:style-name="T217">"Lax"</text:span></text:span><text:span text:style-name="Source_20_Text"><text:span text:style-name="T17">[,HttpOnly]]]]]);</text:span></text:span></text:p>
            <text:p text:style-name="P87"><text:span text:style-name="Source_20_Text"><text:span text:style-name="T17">clearCookies</text:span></text:span><text:span text:style-name="Source_20_Text"><text:span text:style-name="T215">(&lt;Options obj</text:span></text:span><text:span text:style-name="Source_20_Text"><text:span text:style-name="T216">ect</text:span></text:span><text:span text:style-name="Source_20_Text"><text:span text:style-name="T215">&gt;);</text:span></text:span></text:p>
            <text:p text:style-name="P87"><text:span text:style-name="Source_20_Text"><text:span text:style-name="T218">clearCookies([path</text:span></text:span><text:span text:style-name="Source_20_Text"><text:span text:style-name="T219">="/"</text:span></text:span><text:span text:style-name="Source_20_Text"><text:span text:style-name="T218">[,domain[,</text:span></text:span><text:span text:style-name="Source_20_Text"><text:span text:style-name="T220">sec</text:span></text:span><text:span text:style-name="Source_20_Text"><text:span text:style-name="T218">[,SameSite</text:span></text:span><text:span text:style-name="Source_20_Text"><text:span text:style-name="T219">=</text:span></text:span><text:span text:style-name="Source_20_Text"><text:span text:style-name="T221">"Lax"</text:span></text:span><text:span text:style-name="Source_20_Text"><text:span text:style-name="T218">[,HttpOnly]]]]]);</text:span></text:span></text:p>
          </table:table-cell>
          <table:covered-table-cell/>
          <table:covered-table-cell table:style-name="Table2.C2"/>
        </table:table-row>
        <table:table-row table:style-name="Table2.1">
          <table:table-cell table:style-name="Table2.C1" table:number-columns-spanned="3" office:value-type="string">
            <text:p text:style-name="P91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2"><text:span text:style-name="Source_20_Text"><text:span text:style-name="T17">getText(&lt;url&gt;,&lt;success&gt;); </text:span></text:span><text:span text:style-name="Source_20_Text"><text:span text:style-name="T222">and</text:span></text:span><text:span text:style-name="Source_20_Text"><text:span text:style-name="T223"> </text:span></text:span><text:span text:style-name="Source_20_Text"><text:span text:style-name="T17">getJson(&lt;url&gt;,&lt;success&gt;);</text:span></text:span></text:p>
            <text:p text:style-name="P93"><text:span text:style-name="Source_20_Text"><text:span text:style-name="T17">ajax(&lt;Options obj</text:span></text:span><text:span text:style-name="Source_20_Text"><text:span text:style-name="T216">ect</text:span></text:span><text:span text:style-name="Source_20_Text"><text:span text:style-name="T17">&gt;);</text:span></text:span></text:p>
            <text:p text:style-name="P94"><text:span text:style-name="Source_20_Text"><text:span text:style-name="T14">Options object properties (* = default value):</text:span></text:span><text:span text:style-name="Source_20_Text"><text:span text:style-name="T17"> url: </text:span></text:span><text:span text:style-name="Source_20_Text"><text:span text:style-name="T37">string</text:span></text:span><text:span text:style-name="Source_20_Text"><text:span text:style-name="T17">, data: </text:span></text:span><text:span text:style-name="Source_20_Text"><text:span text:style-name="T37">string</text:span></text:span><text:span text:style-name="Source_20_Text"><text:span text:style-name="T17">, queryType: </text:span></text:span><text:span text:style-name="Source_20_Text"><text:span text:style-name="T37">*"ajax"/"cors"</text:span></text:span><text:span text:style-name="Source_20_Text"><text:span text:style-name="T17">, type: </text:span></text:span><text:span text:style-name="Source_20_Text"><text:span text:style-name="T37">*"get"/"post"</text:span></text:span><text:span text:style-name="Source_20_Text"><text:span text:style-name="T17">, success: </text:span></text:span><text:span text:style-name="Source_20_Text"><text:span text:style-name="T37">function</text:span></text:span><text:span text:style-name="Source_20_Text"><text:span text:style-name="T17">, error: </text:span></text:span><text:span text:style-name="Source_20_Text"><text:span text:style-name="T37">function</text:span></text:span><text:span text:style-name="Source_20_Text"><text:span text:style-name="T17">, format: </text:span></text:span><text:span text:style-name="Source_20_Text"><text:span text:style-name="T37">*"text"/"json"/"xml"</text:span></text:span><text:span text:style-name="Source_20_Text"><text:span text:style-name="T17">, user: </text:span></text:span><text:span text:style-name="Source_20_Text"><text:span text:style-name="T37">string</text:span></text:span><text:span text:style-name="Source_20_Text"><text:span text:style-name="T17">, password: </text:span></text:span><text:span text:style-name="Source_20_Text"><text:span text:style-name="T37">string</text:span></text:span></text:p>
          </table:table-cell>
          <table:covered-table-cell/>
          <table:covered-table-cell/>
        </table:table-row>
      </table:table>
      <text:p text:style-name="P70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9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5">V3.1.0</text:p>
          </table:table-cell>
          <table:table-cell table:style-name="Table3.A2" office:value-type="string">
            <text:p text:style-name="P95">v3.8.0</text:p>
          </table:table-cell>
          <table:table-cell table:style-name="Table3.C2" office:value-type="string">
            <text:p text:style-name="P96">v5.6.0</text:p>
          </table:table-cell>
        </table:table-row>
        <table:table-row>
          <table:table-cell table:style-name="Table3.A3" office:value-type="string">
            <text:p text:style-name="P97">Array.from();</text:p>
            <text:p text:style-name="P97">Array.of();</text:p>
            <text:p text:style-name="P98">Array.prototype.copyWithin();</text:p>
            <text:p text:style-name="P98">Array.prototype.fill();</text:p>
            <text:p text:style-name="P97">Array.prototype.find();</text:p>
            <text:p text:style-name="P97">Array.prototype.findIndex();</text:p>
            <text:p text:style-name="P97">Object.create();</text:p>
            <text:p text:style-name="P98">String.fromCodePoint();</text:p>
            <text:p text:style-name="P98">String.prototype.codePointAt();</text:p>
            <text:p text:style-name="P99">String.prototype.endsWith();</text:p>
            <text:p text:style-name="P98">String.prototype.startsWith();</text:p>
            <text:p text:style-name="P100">Math.acosh();</text:p>
            <text:p text:style-name="P100">Math.asinh();</text:p>
            <text:p text:style-name="P100">Math.atanh();</text:p>
            <text:p text:style-name="P100">Math.cbrt();</text:p>
            <text:p text:style-name="P100">Math.clz32();</text:p>
            <text:p text:style-name="P100">Math.cosh();</text:p>
            <text:p text:style-name="P100">Math.expm1();</text:p>
            <text:p text:style-name="P100">Math.fround();</text:p>
            <text:p text:style-name="P100">Math.hypot();</text:p>
            <text:p text:style-name="P100">Math.imul();</text:p>
            <text:p text:style-name="P100">Math.log1p();</text:p>
            <text:p text:style-name="P100">Math.log10();</text:p>
            <text:p text:style-name="P100">Math.log2();</text:p>
            <text:p text:style-name="P100">Math.sign();</text:p>
            <text:p text:style-name="P100">Math.sinh();</text:p>
            <text:p text:style-name="P100">Math.tanh();</text:p>
            <text:p text:style-name="P100">Math.trunc();</text:p>
            <text:p text:style-name="P97">Number.EPSILON;</text:p>
            <text:p text:style-name="P101">Number.isNaN(); <text:span text:style-name="T224">and</text:span><text:span text:style-name="T225"> </text:span>isNaN();</text:p>
            <text:p text:style-name="P97">Number.isInteger();</text:p>
            <text:p text:style-name="P97">Number.isFinite();</text:p>
            <text:p text:style-name="P102">Number.isSafeInteger();</text:p>
            <text:p text:style-name="P102">Number.parseInt();</text:p>
            <text:p text:style-name="P97">Number.parseFloat();</text:p>
          </table:table-cell>
          <table:table-cell table:style-name="Table3.B3" office:value-type="string">
            <text:p text:style-name="P98"/>
            <text:p text:style-name="P103"><text:span text:style-name="Source_20_Text"><text:span text:style-name="T162">Array.prototype.values();</text:span></text:span></text:p>
            <text:p text:style-name="P103"><text:span text:style-name="Source_20_Text"><text:span text:style-name="T162"/></text:span></text:p>
            <text:p text:style-name="P103"><text:span text:style-name="Source_20_Text"><text:span text:style-name="T162">Array.prototype.includes();</text:span></text:span></text:p>
            <text:p text:style-name="P104"/>
            <text:p text:style-name="P105"><text:span text:style-name="Source_20_Text"><text:span text:style-name="T162">ChildNode.after();</text:span></text:span><text:span text:style-name="T128"><text:line-break/></text:span><text:span text:style-name="Source_20_Text"><text:span text:style-name="T162">ChildNode.before();</text:span></text:span><text:span text:style-name="T128"><text:line-break/></text:span><text:span text:style-name="Source_20_Text"><text:span text:style-name="T162">ChildNode.remove();</text:span></text:span><text:span text:style-name="T128"><text:line-break/></text:span><text:span text:style-name="Source_20_Text"><text:span text:style-name="T162">ChildNode.replaceWith();</text:span></text:span></text:p>
            <text:p text:style-name="P104"/>
            <text:p text:style-name="P105"><text:span text:style-name="Source_20_Text"><text:span text:style-name="T162">Element.prototype.closest();<text:line-break/>Element.prototype.getAttributeNames();</text:span></text:span></text:p>
            <text:p text:style-name="P105"><text:span text:style-name="Source_20_Text"><text:span text:style-name="T162">Element.prototype.matches();</text:span></text:span></text:p>
            <text:p text:style-name="P105"><text:span text:style-name="Source_20_Text"><text:span text:style-name="T162">Element.prototype.toggleAttribute();</text:span></text:span></text:p>
            <text:p text:style-name="P104"/>
            <text:p text:style-name="P105"><text:span text:style-name="Source_20_Text"><text:span text:style-name="T162">ParentNode.append();</text:span></text:span></text:p>
            <text:p text:style-name="P105"><text:span text:style-name="Source_20_Text"><text:span text:style-name="T162"/></text:span></text:p>
            <text:p text:style-name="P105"><text:span text:style-name="Source_20_Text"><text:span text:style-name="T162">ParentNode.prepend();</text:span></text:span><text:span text:style-name="T128"><text:line-break/><text:line-break/></text:span><text:span text:style-name="Source_20_Text"><text:span text:style-name="T162">String.prototype[Symbol.iterator]();</text:span></text:span></text:p>
            <text:p text:style-name="P103"><text:span text:style-name="Source_20_Text"><text:span text:style-name="T162">String.prototype.includes();</text:span></text:span></text:p>
            <text:p text:style-name="P103"><text:span text:style-name="Source_20_Text"><text:span text:style-name="T162">String.prototype.repeat();</text:span></text:span><text:span text:style-name="T128"><text:line-break/></text:span></text:p>
            <text:p text:style-name="P106"><text:span text:style-name="Source_20_Text"><text:span text:style-name="T162">NodeList.prototype.forEach();</text:span></text:span><text:span text:style-name="T128"><text:line-break/></text:span></text:p>
            <text:p text:style-name="P103"><text:span text:style-name="Source_20_Text"><text:span text:style-name="T162">Object.assign();</text:span></text:span></text:p>
            <text:p text:style-name="P105"><text:span text:style-name="Source_20_Text"><text:span text:style-name="T162">Object.entries();</text:span></text:span><text:span text:style-name="T128"><text:line-break/></text:span></text:p>
            <text:p text:style-name="P105"><text:span text:style-name="Source_20_Text"><text:span text:style-name="T162">Object.getOwnPropertyDescriptors();</text:span></text:span><text:span text:style-name="T128"><text:line-break/></text:span><text:span text:style-name="Source_20_Text"><text:span text:style-name="T162">Object.values();</text:span></text:span><text:span text:style-name="T128"><text:line-break/></text:span></text:p>
            <text:p text:style-name="P106"><text:span text:style-name="Source_20_Text"><text:span text:style-name="T162">RegExp.prototype.flags;</text:span></text:span><text:span text:style-name="T128"><text:line-break/></text:span></text:p>
            <text:p text:style-name="P106"><text:span text:style-name="Source_20_Text"><text:span text:style-name="T162">window.screenLeft;</text:span></text:span><text:span text:style-name="T128"><text:line-break/></text:span><text:span text:style-name="Source_20_Text"><text:span text:style-name="T162">window.screenTop;</text:span></text:span></text:p>
          </table:table-cell>
          <table:table-cell table:style-name="Table3.C3" office:value-type="string">
            <text:p text:style-name="P97">Array.prototype.at();</text:p>
            <text:p text:style-name="P97"/>
            <text:p text:style-name="P97">Array.prototype.findLast();</text:p>
            <text:p text:style-name="P97">Array.prototype.findLastIndex();</text:p>
            <text:p text:style-name="P97"/>
            <text:p text:style-name="P97">Array.prototype.flat();</text:p>
            <text:p text:style-name="P97">Array.prototype.flatMap();</text:p>
            <text:p text:style-name="P97"/>
            <text:p text:style-name="P97">Number.MIN_SAFE_INTEGER;</text:p>
            <text:p text:style-name="P97">Number.MAX_SAFE_INTEGER;</text:p>
            <text:p text:style-name="P97"/>
            <text:p text:style-name="P97">Object.fromEntries();</text:p>
            <text:p text:style-name="P97"/>
            <text:p text:style-name="P97">Object.is();</text:p>
            <text:p text:style-name="P97"/>
            <text:p text:style-name="P107">String.prototype.at();</text:p>
            <text:p text:style-name="P107"/>
            <text:p text:style-name="P97">String.prototype.matchAll();</text:p>
            <text:p text:style-name="P97"/>
            <text:p text:style-name="P97">String.prototype.padStart();</text:p>
            <text:p text:style-name="P97">String.prototype.padEnd();</text:p>
            <text:p text:style-name="P97"/>
            <text:p text:style-name="P97">String.prototype.replaceAll();</text:p>
            <text:p text:style-name="P97"/>
            <text:p text:style-name="P97">String.prototype.trimStart();</text:p>
            <text:p text:style-name="P97">String.prototype.trimLeft();</text:p>
            <text:p text:style-name="P97"/>
            <text:p text:style-name="P97">String.prototype.trimEnd();</text:p>
            <text:p text:style-name="P97">String.prototype.trimRight();</text:p>
            <text:p text:style-name="P97"/>
            <text:p text:style-name="P97">Typedarray.prototype.at();</text:p>
            <text:p text:style-name="P97"/>
            <text:p text:style-name="P102">TypedArray.prototype.findLast();</text:p>
            <text:p text:style-name="P102">TypedArray.prototype.findLastIndex();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4</text:page-number><text:s/>/ <text:page-count>4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16T20:27:25.958646100</dc:date>
    <meta:print-date>2025-05-16T20:27:38.564929800</meta:print-date>
    <meta:editing-cycles>856</meta:editing-cycles>
    <meta:editing-duration>PT21H34M31S</meta:editing-duration>
    <meta:printed-by>PDF files</meta:printed-by>
    <meta:document-statistic meta:table-count="4" meta:image-count="0" meta:object-count="0" meta:page-count="4" meta:paragraph-count="335" meta:word-count="481" meta:character-count="9706" meta:non-whitespace-character-count="9534"/>
    <meta:template xlink:type="simple" xlink:actuate="onRequest" xlink:title="" xlink:href="Normal.dotm"/>
  </office:meta>
</office:document-meta>
</file>